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Tahoma" svg:font-family="Tahoma" style:font-family-generic="swiss" style:font-pitch="variable"/>
  </office:font-face-decls>
  <office:automatic-styles>
    <style:style style:name="P1" style:family="paragraph" style:parent-style-name="Heading_20_3">
      <style:text-properties officeooo:paragraph-rsid="00090a43"/>
    </style:style>
    <style:style style:name="P2" style:family="paragraph" style:parent-style-name="Heading_20_3">
      <style:text-properties officeooo:paragraph-rsid="000d0602"/>
    </style:style>
    <style:style style:name="P3" style:family="paragraph" style:parent-style-name="Horizontal_20_Line">
      <style:text-properties style:font-name="Tahoma" fo:font-size="12pt" style:font-size-asian="12pt" style:font-size-complex="12pt"/>
    </style:style>
    <style:style style:name="P4" style:family="paragraph" style:parent-style-name="Preformatted_20_Text" style:list-style-name="L1">
      <loext:graphic-properties draw:fill="solid" draw:fill-color="#272822" draw:opacity="100%"/>
      <style:paragraph-properties ch2_options="{'Style': 'monokai', 'Language': 'JavaScript', 'UseCharStyles': 0, 'LineNumberRatio': 100, 'LineNumberStart': 1, 'MasterCharStyle': '', 'ShowLineNumbers': 0, 'ColourizeBackground': 1, 'LineNumberSeparator': '  ', 'LineNumberPaddingSymbol': '', 'StoreOptionsWithSnippet': 1}" fo:background-color="#272822"/>
    </style:style>
    <style:style style:name="P5" style:family="paragraph" style:parent-style-name="Preformatted_20_Text" style:list-style-name="L1">
      <loext:graphic-properties draw:fill="solid" draw:fill-color="#272822" draw:opacity="100%"/>
      <style:paragraph-properties ch2_options="{'Style': 'monokai', 'Language': 'JavaScript', 'UseCharStyles': 0, 'LineNumberRatio': 100, 'LineNumberStart': 1, 'MasterCharStyle': '', 'ShowLineNumbers': 0, 'ColourizeBackground': 1, 'LineNumberSeparator': '  ', 'LineNumberPaddingSymbol': '', 'StoreOptionsWithSnippet': 1}" fo:margin-top="0cm" fo:margin-bottom="0.499cm" style:contextual-spacing="false" fo:background-color="#272822"/>
    </style:style>
    <style:style style:name="P6" style:family="paragraph" style:parent-style-name="Preformatted_20_Text" style:list-style-name="L2">
      <loext:graphic-properties draw:fill="solid" draw:fill-color="#272822" draw:opacity="100%"/>
      <style:paragraph-properties ch2_options="{'Style': 'monokai', 'Language': 'JavaScript', 'UseCharStyles': 0, 'LineNumberRatio': 100, 'LineNumberStart': 1, 'MasterCharStyle': '', 'ShowLineNumbers': 0, 'ColourizeBackground': 1, 'LineNumberSeparator': '  ', 'LineNumberPaddingSymbol': '', 'StoreOptionsWithSnippet': 1}" fo:background-color="#272822"/>
    </style:style>
    <style:style style:name="P7" style:family="paragraph" style:parent-style-name="Preformatted_20_Text" style:list-style-name="L2">
      <loext:graphic-properties draw:fill="solid" draw:fill-color="#272822" draw:opacity="100%"/>
      <style:paragraph-properties ch2_options="{'Style': 'monokai', 'Language': 'JavaScript', 'UseCharStyles': 0, 'LineNumberRatio': 100, 'LineNumberStart': 1, 'MasterCharStyle': '', 'ShowLineNumbers': 0, 'ColourizeBackground': 1, 'LineNumberSeparator': '  ', 'LineNumberPaddingSymbol': '', 'StoreOptionsWithSnippet': 1}" fo:margin-top="0cm" fo:margin-bottom="0.499cm" style:contextual-spacing="false" fo:background-color="#272822"/>
    </style:style>
    <style:style style:name="P8" style:family="paragraph" style:parent-style-name="Preformatted_20_Text" style:list-style-name="L4">
      <loext:graphic-properties draw:fill="solid" draw:fill-color="#272822" draw:opacity="100%"/>
      <style:paragraph-properties ch2_options="{'Style': 'monokai', 'Language': 'JavaScript', 'UseCharStyles': 0, 'LineNumberRatio': 100, 'LineNumberStart': 1, 'MasterCharStyle': '', 'ShowLineNumbers': 0, 'ColourizeBackground': 1, 'LineNumberSeparator': '  ', 'LineNumberPaddingSymbol': '', 'StoreOptionsWithSnippet': 1}" fo:background-color="#272822"/>
    </style:style>
    <style:style style:name="P9" style:family="paragraph" style:parent-style-name="Preformatted_20_Text" style:list-style-name="L4">
      <loext:graphic-properties draw:fill="solid" draw:fill-color="#272822" draw:opacity="100%"/>
      <style:paragraph-properties ch2_options="{'Style': 'monokai', 'Language': 'JavaScript', 'UseCharStyles': 0, 'LineNumberRatio': 100, 'LineNumberStart': 1, 'MasterCharStyle': '', 'ShowLineNumbers': 0, 'ColourizeBackground': 1, 'LineNumberSeparator': '  ', 'LineNumberPaddingSymbol': '', 'StoreOptionsWithSnippet': 1}" fo:margin-top="0cm" fo:margin-bottom="0.499cm" style:contextual-spacing="false" fo:background-color="#272822"/>
    </style:style>
    <style:style style:name="P10" style:family="paragraph" style:parent-style-name="Preformatted_20_Text" style:list-style-name="L5">
      <loext:graphic-properties draw:fill="solid" draw:fill-color="#272822" draw:opacity="100%"/>
      <style:paragraph-properties ch2_options="{'Style': 'monokai', 'Language': 'JavaScript', 'UseCharStyles': 0, 'LineNumberRatio': 100, 'LineNumberStart': 1, 'MasterCharStyle': '', 'ShowLineNumbers': 0, 'ColourizeBackground': 1, 'LineNumberSeparator': '  ', 'LineNumberPaddingSymbol': '', 'StoreOptionsWithSnippet': 1}" fo:background-color="#272822"/>
    </style:style>
    <style:style style:name="P11" style:family="paragraph" style:parent-style-name="Preformatted_20_Text" style:list-style-name="L5">
      <loext:graphic-properties draw:fill="solid" draw:fill-color="#272822" draw:opacity="100%"/>
      <style:paragraph-properties ch2_options="{'Style': 'monokai', 'Language': 'JavaScript', 'UseCharStyles': 0, 'LineNumberRatio': 100, 'LineNumberStart': 1, 'MasterCharStyle': '', 'ShowLineNumbers': 0, 'ColourizeBackground': 1, 'LineNumberSeparator': '  ', 'LineNumberPaddingSymbol': '', 'StoreOptionsWithSnippet': 1}" fo:margin-top="0cm" fo:margin-bottom="0.499cm" style:contextual-spacing="false" fo:background-color="#272822"/>
    </style:style>
    <style:style style:name="P12" style:family="paragraph" style:parent-style-name="Preformatted_20_Text" style:list-style-name="L7">
      <loext:graphic-properties draw:fill="solid" draw:fill-color="#272822" draw:opacity="100%"/>
      <style:paragraph-properties ch2_options="{'Style': 'monokai', 'Language': 'JavaScript', 'UseCharStyles': 0, 'LineNumberRatio': 100, 'LineNumberStart': 1, 'MasterCharStyle': '', 'ShowLineNumbers': 0, 'ColourizeBackground': 1, 'LineNumberSeparator': '  ', 'LineNumberPaddingSymbol': '', 'StoreOptionsWithSnippet': 1}" fo:background-color="#272822"/>
    </style:style>
    <style:style style:name="P13" style:family="paragraph" style:parent-style-name="Preformatted_20_Text" style:list-style-name="L7">
      <loext:graphic-properties draw:fill="solid" draw:fill-color="#272822" draw:opacity="100%"/>
      <style:paragraph-properties ch2_options="{'Style': 'monokai', 'Language': 'JavaScript', 'UseCharStyles': 0, 'LineNumberRatio': 100, 'LineNumberStart': 1, 'MasterCharStyle': '', 'ShowLineNumbers': 0, 'ColourizeBackground': 1, 'LineNumberSeparator': '  ', 'LineNumberPaddingSymbol': '', 'StoreOptionsWithSnippet': 1}" fo:margin-top="0cm" fo:margin-bottom="0.499cm" style:contextual-spacing="false" fo:background-color="#272822"/>
    </style:style>
    <style:style style:name="P14" style:family="paragraph" style:parent-style-name="Preformatted_20_Text" style:list-style-name="L8">
      <loext:graphic-properties draw:fill="solid" draw:fill-color="#272822" draw:opacity="100%"/>
      <style:paragraph-properties ch2_options="{'Style': 'monokai', 'Language': 'JavaScript', 'UseCharStyles': 0, 'LineNumberRatio': 100, 'LineNumberStart': 1, 'MasterCharStyle': '', 'ShowLineNumbers': 0, 'ColourizeBackground': 1, 'LineNumberSeparator': '  ', 'LineNumberPaddingSymbol': '', 'StoreOptionsWithSnippet': 1}" fo:background-color="#272822"/>
    </style:style>
    <style:style style:name="P15" style:family="paragraph" style:parent-style-name="Preformatted_20_Text" style:list-style-name="L8">
      <loext:graphic-properties draw:fill="solid" draw:fill-color="#272822" draw:opacity="100%"/>
      <style:paragraph-properties ch2_options="{'Style': 'monokai', 'Language': 'JavaScript', 'UseCharStyles': 0, 'LineNumberRatio': 100, 'LineNumberStart': 1, 'MasterCharStyle': '', 'ShowLineNumbers': 0, 'ColourizeBackground': 1, 'LineNumberSeparator': '  ', 'LineNumberPaddingSymbol': '', 'StoreOptionsWithSnippet': 1}" fo:margin-top="0cm" fo:margin-bottom="0.499cm" style:contextual-spacing="false" fo:background-color="#272822"/>
    </style:style>
    <style:style style:name="P16" style:family="paragraph" style:parent-style-name="Preformatted_20_Text" style:list-style-name="L10">
      <loext:graphic-properties draw:fill="solid" draw:fill-color="#272822" draw:opacity="100%"/>
      <style:paragraph-properties ch2_options="{'Style': 'monokai', 'Language': 'JavaScript', 'UseCharStyles': 0, 'LineNumberRatio': 100, 'LineNumberStart': 1, 'MasterCharStyle': '', 'ShowLineNumbers': 0, 'ColourizeBackground': 1, 'LineNumberSeparator': '  ', 'LineNumberPaddingSymbol': '', 'StoreOptionsWithSnippet': 1}" fo:background-color="#272822"/>
    </style:style>
    <style:style style:name="P17" style:family="paragraph" style:parent-style-name="Preformatted_20_Text" style:list-style-name="L10">
      <loext:graphic-properties draw:fill="solid" draw:fill-color="#272822" draw:opacity="100%"/>
      <style:paragraph-properties ch2_options="{'Style': 'monokai', 'Language': 'JavaScript', 'UseCharStyles': 0, 'LineNumberRatio': 100, 'LineNumberStart': 1, 'MasterCharStyle': '', 'ShowLineNumbers': 0, 'ColourizeBackground': 1, 'LineNumberSeparator': '  ', 'LineNumberPaddingSymbol': '', 'StoreOptionsWithSnippet': 1}" fo:margin-top="0cm" fo:margin-bottom="0.499cm" style:contextual-spacing="false" fo:background-color="#272822"/>
    </style:style>
    <style:style style:name="P18" style:family="paragraph" style:parent-style-name="Preformatted_20_Text" style:list-style-name="L11">
      <loext:graphic-properties draw:fill="solid" draw:fill-color="#272822" draw:opacity="100%"/>
      <style:paragraph-properties ch2_options="{'Style': 'monokai', 'Language': 'JavaScript', 'UseCharStyles': 0, 'LineNumberRatio': 100, 'LineNumberStart': 1, 'MasterCharStyle': '', 'ShowLineNumbers': 0, 'ColourizeBackground': 1, 'LineNumberSeparator': '  ', 'LineNumberPaddingSymbol': '', 'StoreOptionsWithSnippet': 1}" fo:background-color="#272822"/>
    </style:style>
    <style:style style:name="P19" style:family="paragraph" style:parent-style-name="Preformatted_20_Text" style:list-style-name="L11">
      <loext:graphic-properties draw:fill="solid" draw:fill-color="#272822" draw:opacity="100%"/>
      <style:paragraph-properties ch2_options="{'Style': 'monokai', 'Language': 'JavaScript', 'UseCharStyles': 0, 'LineNumberRatio': 100, 'LineNumberStart': 1, 'MasterCharStyle': '', 'ShowLineNumbers': 0, 'ColourizeBackground': 1, 'LineNumberSeparator': '  ', 'LineNumberPaddingSymbol': '', 'StoreOptionsWithSnippet': 1}" fo:margin-top="0cm" fo:margin-bottom="0.499cm" style:contextual-spacing="false" fo:background-color="#272822"/>
    </style:style>
    <style:style style:name="P20" style:family="paragraph" style:parent-style-name="Standard">
      <style:text-properties style:font-name="Tahoma" fo:font-size="12pt" style:font-size-asian="12pt" style:font-size-complex="12pt"/>
    </style:style>
    <style:style style:name="P21" style:family="paragraph" style:parent-style-name="Text_20_body" style:list-style-name="L1"/>
    <style:style style:name="P22" style:family="paragraph" style:parent-style-name="Text_20_body" style:list-style-name="L1">
      <style:paragraph-properties fo:margin-top="0cm" fo:margin-bottom="0cm" style:contextual-spacing="false"/>
    </style:style>
    <style:style style:name="P23" style:family="paragraph" style:parent-style-name="Text_20_body" style:list-style-name="L2"/>
    <style:style style:name="P24" style:family="paragraph" style:parent-style-name="Text_20_body" style:list-style-name="L2">
      <style:paragraph-properties fo:margin-top="0cm" fo:margin-bottom="0cm" style:contextual-spacing="false"/>
    </style:style>
    <style:style style:name="P25" style:family="paragraph" style:parent-style-name="Text_20_body" style:list-style-name="L3"/>
    <style:style style:name="P26" style:family="paragraph" style:parent-style-name="Text_20_body" style:list-style-name="L3">
      <style:paragraph-properties fo:margin-top="0cm" fo:margin-bottom="0cm" style:contextual-spacing="false"/>
    </style:style>
    <style:style style:name="P27" style:family="paragraph" style:parent-style-name="Text_20_body">
      <style:text-properties style:font-name="Tahoma" fo:font-size="12pt" style:font-size-asian="12pt" style:font-size-complex="12pt"/>
    </style:style>
    <style:style style:name="P28" style:family="paragraph" style:parent-style-name="Text_20_body" style:list-style-name="L1">
      <style:paragraph-properties fo:margin-top="0cm" fo:margin-bottom="0cm" style:contextual-spacing="false"/>
      <style:text-properties style:font-name="Tahoma" fo:font-size="12pt" style:font-size-asian="12pt" style:font-size-complex="12pt"/>
    </style:style>
    <style:style style:name="P29" style:family="paragraph" style:parent-style-name="Text_20_body" style:list-style-name="L2">
      <style:paragraph-properties fo:margin-top="0cm" fo:margin-bottom="0cm" style:contextual-spacing="false"/>
      <style:text-properties style:font-name="Tahoma" fo:font-size="12pt" style:font-size-asian="12pt" style:font-size-complex="12pt"/>
    </style:style>
    <style:style style:name="P30" style:family="paragraph" style:parent-style-name="Text_20_body" style:list-style-name="L4">
      <style:paragraph-properties fo:margin-top="0cm" fo:margin-bottom="0cm" style:contextual-spacing="false"/>
      <style:text-properties style:font-name="Tahoma" fo:font-size="12pt" style:font-size-asian="12pt" style:font-size-complex="12pt"/>
    </style:style>
    <style:style style:name="P31" style:family="paragraph" style:parent-style-name="Text_20_body" style:list-style-name="L5">
      <style:paragraph-properties fo:margin-top="0cm" fo:margin-bottom="0cm" style:contextual-spacing="false"/>
      <style:text-properties style:font-name="Tahoma" fo:font-size="12pt" style:font-size-asian="12pt" style:font-size-complex="12pt"/>
    </style:style>
    <style:style style:name="P32" style:family="paragraph" style:parent-style-name="Text_20_body" style:list-style-name="L7">
      <style:paragraph-properties fo:margin-top="0cm" fo:margin-bottom="0cm" style:contextual-spacing="false"/>
      <style:text-properties style:font-name="Tahoma" fo:font-size="12pt" style:font-size-asian="12pt" style:font-size-complex="12pt"/>
    </style:style>
    <style:style style:name="P33" style:family="paragraph" style:parent-style-name="Text_20_body" style:list-style-name="L8">
      <style:paragraph-properties fo:margin-top="0cm" fo:margin-bottom="0cm" style:contextual-spacing="false"/>
      <style:text-properties style:font-name="Tahoma" fo:font-size="12pt" style:font-size-asian="12pt" style:font-size-complex="12pt"/>
    </style:style>
    <style:style style:name="P34" style:family="paragraph" style:parent-style-name="Text_20_body" style:list-style-name="L10">
      <style:paragraph-properties fo:margin-top="0cm" fo:margin-bottom="0cm" style:contextual-spacing="false"/>
      <style:text-properties style:font-name="Tahoma" fo:font-size="12pt" style:font-size-asian="12pt" style:font-size-complex="12pt"/>
    </style:style>
    <style:style style:name="P35" style:family="paragraph" style:parent-style-name="Text_20_body" style:list-style-name="L11">
      <style:paragraph-properties fo:margin-top="0cm" fo:margin-bottom="0cm" style:contextual-spacing="false"/>
      <style:text-properties style:font-name="Tahoma" fo:font-size="12pt" style:font-size-asian="12pt" style:font-size-complex="12pt"/>
    </style:style>
    <style:style style:name="P36" style:family="paragraph" style:parent-style-name="Text_20_body" style:list-style-name="L4"/>
    <style:style style:name="P37" style:family="paragraph" style:parent-style-name="Text_20_body" style:list-style-name="L4">
      <style:paragraph-properties fo:margin-top="0cm" fo:margin-bottom="0cm" style:contextual-spacing="false"/>
    </style:style>
    <style:style style:name="P38" style:family="paragraph" style:parent-style-name="Text_20_body" style:list-style-name="L5"/>
    <style:style style:name="P39" style:family="paragraph" style:parent-style-name="Text_20_body" style:list-style-name="L5">
      <style:paragraph-properties fo:margin-top="0cm" fo:margin-bottom="0cm" style:contextual-spacing="false"/>
    </style:style>
    <style:style style:name="P40" style:family="paragraph" style:parent-style-name="Text_20_body" style:list-style-name="L6"/>
    <style:style style:name="P41" style:family="paragraph" style:parent-style-name="Text_20_body" style:list-style-name="L6">
      <style:paragraph-properties fo:margin-top="0cm" fo:margin-bottom="0cm" style:contextual-spacing="false"/>
    </style:style>
    <style:style style:name="P42" style:family="paragraph" style:parent-style-name="Text_20_body" style:list-style-name="L7"/>
    <style:style style:name="P43" style:family="paragraph" style:parent-style-name="Text_20_body" style:list-style-name="L7">
      <style:paragraph-properties fo:margin-top="0cm" fo:margin-bottom="0cm" style:contextual-spacing="false"/>
    </style:style>
    <style:style style:name="P44" style:family="paragraph" style:parent-style-name="Text_20_body" style:list-style-name="L8"/>
    <style:style style:name="P45" style:family="paragraph" style:parent-style-name="Text_20_body" style:list-style-name="L8">
      <style:paragraph-properties fo:margin-top="0cm" fo:margin-bottom="0cm" style:contextual-spacing="false"/>
    </style:style>
    <style:style style:name="P46" style:family="paragraph" style:parent-style-name="Text_20_body" style:list-style-name="L9"/>
    <style:style style:name="P47" style:family="paragraph" style:parent-style-name="Text_20_body" style:list-style-name="L9">
      <style:paragraph-properties fo:margin-top="0cm" fo:margin-bottom="0cm" style:contextual-spacing="false"/>
    </style:style>
    <style:style style:name="P48" style:family="paragraph" style:parent-style-name="Text_20_body" style:list-style-name="L10"/>
    <style:style style:name="P49" style:family="paragraph" style:parent-style-name="Text_20_body" style:list-style-name="L10">
      <style:paragraph-properties fo:margin-top="0cm" fo:margin-bottom="0cm" style:contextual-spacing="false"/>
    </style:style>
    <style:style style:name="P50" style:family="paragraph" style:parent-style-name="Text_20_body" style:list-style-name="L11"/>
    <style:style style:name="P51" style:family="paragraph" style:parent-style-name="Text_20_body" style:list-style-name="L11">
      <style:paragraph-properties fo:margin-top="0cm" fo:margin-bottom="0cm" style:contextual-spacing="false"/>
    </style:style>
    <style:style style:name="P52" style:family="paragraph" style:parent-style-name="Text_20_body" style:list-style-name="L12"/>
    <style:style style:name="P53" style:family="paragraph" style:parent-style-name="Text_20_body" style:list-style-name="L12">
      <style:paragraph-properties fo:margin-top="0cm" fo:margin-bottom="0cm" style:contextual-spacing="false"/>
    </style:style>
    <style:style style:name="T1" style:family="text">
      <style:text-properties style:font-name="Tahoma"/>
    </style:style>
    <style:style style:name="T2" style:family="text">
      <style:text-properties style:font-name="Tahoma" fo:font-size="12pt" style:font-size-asian="12pt" style:font-size-complex="12pt"/>
    </style:style>
    <style:style style:name="T3" style:family="text">
      <style:text-properties style:font-name="Tahoma" fo:font-size="12pt" officeooo:rsid="00090a43" style:font-size-asian="12pt" style:font-size-complex="12pt"/>
    </style:style>
    <style:style style:name="T4" style:family="text">
      <style:text-properties style:font-name="Tahoma" fo:font-size="12pt" officeooo:rsid="000b6769" style:font-size-asian="12pt" style:font-size-complex="12pt"/>
    </style:style>
    <style:style style:name="T5" style:family="text">
      <style:text-properties style:font-name="Tahoma" fo:font-size="12pt" officeooo:rsid="000d0602" style:font-size-asian="12pt" style:font-size-complex="12pt"/>
    </style:style>
    <style:style style:name="T6" style:family="text">
      <style:text-properties style:font-name="Tahoma" fo:font-size="12pt" officeooo:rsid="000f99e1" style:font-size-asian="12pt" style:font-size-complex="12pt"/>
    </style:style>
    <style:style style:name="T7" style:family="text">
      <style:text-properties style:font-name="Tahoma" fo:font-size="12pt" officeooo:rsid="001173ec" style:font-size-asian="12pt" style:font-size-complex="12pt"/>
    </style:style>
    <style:style style:name="T8" style:family="text">
      <style:text-properties style:font-name="Tahoma" fo:font-size="12pt" fo:language="zxx" fo:country="none" style:font-size-asian="12pt" style:font-size-complex="12pt"/>
    </style:style>
    <style:style style:name="T9" style:family="text">
      <style:text-properties style:font-name="Tahoma" officeooo:rsid="00090a43"/>
    </style:style>
    <style:style style:name="T10" style:family="text">
      <style:text-properties style:font-name="Tahoma" fo:font-size="18pt" officeooo:rsid="00090a43" style:font-size-asian="18pt" style:font-size-complex="18pt"/>
    </style:style>
    <style:style style:name="T11" style:family="text">
      <style:text-properties fo:color="#355269" loext:opacity="100%" style:font-name="Tahoma" fo:font-size="18pt" officeooo:rsid="00090a43" style:font-size-asian="18pt" style:font-size-complex="18pt"/>
    </style:style>
    <style:style style:name="T12" style:family="text">
      <style:text-properties style:use-window-font-color="true" loext:opacity="0%" style:font-name="Tahoma" fo:font-size="12pt" fo:language="zxx" fo:country="none" fo:font-style="normal" style:text-underline-style="none" fo:font-weight="normal" fo:background-color="transparent" loext:char-shading-value="0" style:font-size-asian="12pt" style:font-size-complex="12pt"/>
    </style:style>
    <style:style style:name="T13" style:family="text">
      <style:text-properties fo:color="#ff4689" loext:opacity="100%" style:font-name="Tahoma" fo:font-size="12pt" fo:language="zxx" fo:country="none" fo:font-style="normal" style:text-underline-style="none" fo:font-weight="normal" fo:background-color="transparent" loext:char-shading-value="0" style:font-size-asian="12pt" style:font-size-complex="12pt"/>
    </style:style>
    <style:style style:name="T14" style:family="text">
      <style:text-properties fo:color="#a6e22e" loext:opacity="100%" style:font-name="Tahoma" fo:font-size="12pt" fo:language="zxx" fo:country="none" fo:font-style="normal" style:text-underline-style="none" fo:font-weight="normal" fo:background-color="transparent" loext:char-shading-value="0" style:font-size-asian="12pt" style:font-size-complex="12pt"/>
    </style:style>
    <style:style style:name="T15" style:family="text">
      <style:text-properties fo:color="#f8f8f2" loext:opacity="100%" fo:font-style="normal" style:text-underline-style="none" fo:font-weight="normal"/>
    </style:style>
    <style:style style:name="T16" style:family="text">
      <style:text-properties fo:color="#f8f8f2" loext:opacity="100%" style:font-name="Tahoma" fo:font-size="12pt" fo:language="zxx" fo:country="none" fo:font-style="normal" style:text-underline-style="none" fo:font-weight="normal" fo:background-color="transparent" loext:char-shading-value="0" style:font-size-asian="12pt" style:font-size-complex="12pt"/>
    </style:style>
    <style:style style:name="T17" style:family="text">
      <style:text-properties fo:color="#e6db74" loext:opacity="100%" style:font-name="Tahoma" fo:font-size="12pt" fo:language="zxx" fo:country="none" fo:font-style="normal" style:text-underline-style="none" fo:font-weight="normal" fo:background-color="transparent" loext:char-shading-value="0" style:font-size-asian="12pt" style:font-size-complex="12pt"/>
    </style:style>
    <style:style style:name="T18" style:family="text">
      <style:text-properties fo:color="#ae81ff" loext:opacity="100%" style:font-name="Tahoma" fo:font-size="12pt" fo:language="zxx" fo:country="none" fo:font-style="normal" style:text-underline-style="none" fo:font-weight="normal" fo:background-color="transparent" loext:char-shading-value="0" style:font-size-asian="12pt" style:font-size-complex="12pt"/>
    </style:style>
    <style:style style:name="T19" style:family="text">
      <style:text-properties fo:color="#ed007e" loext:opacity="100%" style:font-name="Tahoma" fo:font-size="12pt" fo:language="zxx" fo:country="none" fo:font-style="normal" style:text-underline-style="none" fo:font-weight="normal" fo:background-color="#1e0010" loext:char-shading-value="0" style:font-size-asian="12pt" style:font-size-complex="12pt"/>
    </style:style>
    <style:style style:name="T20" style:family="text">
      <style:text-properties fo:color="#66d9ef" loext:opacity="100%" style:font-name="Tahoma" fo:font-size="12pt" fo:language="zxx" fo:country="none" fo:font-style="normal" style:text-underline-style="none" fo:font-weight="normal" fo:background-color="transparent" loext:char-shading-value="0" style:font-size-asian="12pt" style:font-size-complex="12pt"/>
    </style:style>
    <style:style style:name="T21" style:family="text">
      <style:text-properties fo:color="#959077" loext:opacity="100%" style:font-name="Tahoma" fo:font-size="12pt" fo:language="zxx" fo:country="none" fo:font-style="normal" style:text-underline-style="none" fo:font-weight="normal" fo:background-color="transparent" loext:char-shading-value="0" style:font-size-asian="12pt" style:font-size-complex="12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11">Ejercicios JQUERY</text:span></text:span></text:h>
      <text:h text:style-name="Heading_20_3" text:outline-level="3"><text:span text:style-name="Strong_20_Emphasis"><text:span text:style-name="T2">Ejercicio 1: Cambiando estilos</text:span></text:span></text:h>
      <text:list xml:id="list4066758091" text:style-name="L1">
        <text:list-item>
          <text:p text:style-name="P21"><text:span text:style-name="Strong_20_Emphasis"><text:span text:style-name="T2">Instrucciones</text:span></text:span><text:span text:style-name="T2">:</text:span></text:p>
          <text:list>
            <text:list-item>
              <text:p text:style-name="P28">Crea un archivo HTML con los siguientes elementos: </text:p>
              <text:list>
                <text:list-item>
                  <text:p text:style-name="P22"><text:span text:style-name="T2">Un botón con el ID </text:span><text:span text:style-name="Source_20_Text"><text:span text:style-name="T2">cambiarColor</text:span></text:span><text:span text:style-name="T2">. </text:span></text:p>
                </text:list-item>
                <text:list-item>
                  <text:p text:style-name="P22"><text:span text:style-name="T2">Tres párrafos con la clase </text:span><text:span text:style-name="Source_20_Text"><text:span text:style-name="T2">texto</text:span></text:span><text:span text:style-name="T2">. </text:span></text:p>
                </text:list-item>
                <text:list-item>
                  <text:p text:style-name="P22"><text:span text:style-name="T2">Un título </text:span><text:span text:style-name="Source_20_Text"><text:span text:style-name="T2">&lt;h1&gt;</text:span></text:span><text:span text:style-name="T2"> sin clase ni ID. </text:span></text:p>
                </text:list-item>
              </text:list>
            </text:list-item>
            <text:list-item>
              <text:p text:style-name="P28">Escribe un script en jQuery para realizar las siguientes acciones al hacer clic en el botón: </text:p>
              <text:list>
                <text:list-item>
                  <text:p text:style-name="P22"><text:span text:style-name="T2">Cambiar el color del texto de los párrafos con la clase </text:span><text:span text:style-name="Source_20_Text"><text:span text:style-name="T2">texto</text:span></text:span><text:span text:style-name="T2"> a azul. </text:span></text:p>
                </text:list-item>
                <text:list-item>
                  <text:p text:style-name="P22"><text:span text:style-name="T2">Cambiar el texto del título </text:span><text:span text:style-name="Source_20_Text"><text:span text:style-name="T2">&lt;h1&gt;</text:span></text:span><text:span text:style-name="T2"> a "¡Texto actualizado!". </text:span></text:p>
                </text:list-item>
                <text:list-item>
                  <text:p text:style-name="P28">Cambiar el fondo del botón a amarillo. </text:p>
                </text:list-item>
              </text:list>
            </text:list-item>
          </text:list>
        </text:list-item>
        <text:list-item>
          <text:p text:style-name="P21"><text:span text:style-name="Strong_20_Emphasis"><text:span text:style-name="T2">Código base (HTML)</text:span></text:span><text:span text:style-name="T2">:</text:span></text:p>
          <text:p text:style-name="P4"><text:span text:style-name="Source_20_Text"><text:span text:style-name="T13">&lt;!</text:span></text:span><text:span text:style-name="Source_20_Text"><text:span text:style-name="T14">DOCTYPE</text:span></text:span><text:span text:style-name="Source_20_Text"><text:span text:style-name="T16"> </text:span></text:span><text:span text:style-name="Source_20_Text"><text:span text:style-name="T14">html</text:span></text:span><text:span text:style-name="Source_20_Text"><text:span text:style-name="T13">&gt;</text:span></text:span></text:p>
          <text:p text:style-name="P4"><text:span text:style-name="Source_20_Text"><text:span text:style-name="T13">&lt;</text:span></text:span><text:span text:style-name="Source_20_Text"><text:span text:style-name="T14">html</text:span></text:span><text:span text:style-name="Source_20_Text"><text:span text:style-name="T16"> </text:span></text:span><text:span text:style-name="Source_20_Text"><text:span text:style-name="T14">lang</text:span></text:span><text:span text:style-name="Source_20_Text"><text:span text:style-name="T13">=</text:span></text:span><text:span text:style-name="Source_20_Text"><text:span text:style-name="T17">"en"</text:span></text:span><text:span text:style-name="Source_20_Text"><text:span text:style-name="T13">&gt;</text:span></text:span></text:p>
          <text:p text:style-name="P4"><text:span text:style-name="Source_20_Text"><text:span text:style-name="T13">&lt;</text:span></text:span><text:span text:style-name="Source_20_Text"><text:span text:style-name="T14">head</text:span></text:span><text:span text:style-name="Source_20_Text"><text:span text:style-name="T13">&gt;</text:span></text:span></text:p>
          <text:p text:style-name="P4"><text:span text:style-name="Source_20_Text"><text:span text:style-name="T16"><text:s text:c="4"/></text:span></text:span><text:span text:style-name="Source_20_Text"><text:span text:style-name="T13">&lt;</text:span></text:span><text:span text:style-name="Source_20_Text"><text:span text:style-name="T14">meta</text:span></text:span><text:span text:style-name="Source_20_Text"><text:span text:style-name="T16"> </text:span></text:span><text:span text:style-name="Source_20_Text"><text:span text:style-name="T14">charset</text:span></text:span><text:span text:style-name="Source_20_Text"><text:span text:style-name="T13">=</text:span></text:span><text:span text:style-name="Source_20_Text"><text:span text:style-name="T17">"UTF-8"</text:span></text:span><text:span text:style-name="Source_20_Text"><text:span text:style-name="T13">&gt;</text:span></text:span></text:p>
          <text:p text:style-name="P4"><text:span text:style-name="Source_20_Text"><text:span text:style-name="T16"><text:s text:c="4"/></text:span></text:span><text:span text:style-name="Source_20_Text"><text:span text:style-name="T13">&lt;</text:span></text:span><text:span text:style-name="Source_20_Text"><text:span text:style-name="T14">meta</text:span></text:span><text:span text:style-name="Source_20_Text"><text:span text:style-name="T16"> </text:span></text:span><text:span text:style-name="Source_20_Text"><text:span text:style-name="T14">name</text:span></text:span><text:span text:style-name="Source_20_Text"><text:span text:style-name="T13">=</text:span></text:span><text:span text:style-name="Source_20_Text"><text:span text:style-name="T17">"viewport"</text:span></text:span><text:span text:style-name="Source_20_Text"><text:span text:style-name="T16"> </text:span></text:span><text:span text:style-name="Source_20_Text"><text:span text:style-name="T14">content</text:span></text:span><text:span text:style-name="Source_20_Text"><text:span text:style-name="T13">=</text:span></text:span><text:span text:style-name="Source_20_Text"><text:span text:style-name="T17">"width=device-width, initial-scale=1.0"</text:span></text:span><text:span text:style-name="Source_20_Text"><text:span text:style-name="T13">&gt;</text:span></text:span></text:p>
          <text:p text:style-name="P4"><text:span text:style-name="Source_20_Text"><text:span text:style-name="T16"><text:s text:c="4"/></text:span></text:span><text:span text:style-name="Source_20_Text"><text:span text:style-name="T13">&lt;</text:span></text:span><text:span text:style-name="Source_20_Text"><text:span text:style-name="T14">title</text:span></text:span><text:span text:style-name="Source_20_Text"><text:span text:style-name="T13">&gt;</text:span></text:span><text:span text:style-name="Source_20_Text"><text:span text:style-name="T14">Ejercicio</text:span></text:span><text:span text:style-name="Source_20_Text"><text:span text:style-name="T16"> </text:span></text:span><text:span text:style-name="Source_20_Text"><text:span text:style-name="T18">1</text:span></text:span><text:span text:style-name="Source_20_Text"><text:span text:style-name="T13">&lt;</text:span></text:span><text:span text:style-name="Source_20_Text"><text:span text:style-name="T19">/title&gt;</text:span></text:span></text:p>
          <text:p text:style-name="P4"><text:span text:style-name="Source_20_Text"><text:span text:style-name="T16"><text:s text:c="4"/></text:span></text:span><text:span text:style-name="Source_20_Text"><text:span text:style-name="T13">&lt;</text:span></text:span><text:span text:style-name="Source_20_Text"><text:span text:style-name="T14">script</text:span></text:span><text:span text:style-name="Source_20_Text"><text:span text:style-name="T16"> </text:span></text:span><text:span text:style-name="Source_20_Text"><text:span text:style-name="T14">src</text:span></text:span><text:span text:style-name="Source_20_Text"><text:span text:style-name="T13">=</text:span></text:span><text:span text:style-name="Source_20_Text"><text:span text:style-name="T17">"https://code.jquery.com/jquery-3.6.4.min.js"</text:span></text:span><text:span text:style-name="Source_20_Text"><text:span text:style-name="T13">&gt;&lt;</text:span></text:span><text:span text:style-name="Source_20_Text"><text:span text:style-name="T19">/script&gt;</text:span></text:span></text:p>
          <text:p text:style-name="P4"><text:span text:style-name="Source_20_Text"><text:span text:style-name="T13">&lt;</text:span></text:span><text:span text:style-name="Source_20_Text"><text:span text:style-name="T19">/head&gt;</text:span></text:span></text:p>
          <text:p text:style-name="P4"><text:span text:style-name="Source_20_Text"><text:span text:style-name="T13">&lt;</text:span></text:span><text:span text:style-name="Source_20_Text"><text:span text:style-name="T14">body</text:span></text:span><text:span text:style-name="Source_20_Text"><text:span text:style-name="T13">&gt;</text:span></text:span></text:p>
          <text:p text:style-name="P4"><text:span text:style-name="Source_20_Text"><text:span text:style-name="T16"><text:s text:c="4"/></text:span></text:span><text:span text:style-name="Source_20_Text"><text:span text:style-name="T13">&lt;</text:span></text:span><text:span text:style-name="Source_20_Text"><text:span text:style-name="T14">h1</text:span></text:span><text:span text:style-name="Source_20_Text"><text:span text:style-name="T13">&gt;</text:span></text:span><text:span text:style-name="Source_20_Text"><text:span text:style-name="T14">Texto</text:span></text:span><text:span text:style-name="Source_20_Text"><text:span text:style-name="T16"> </text:span></text:span><text:span text:style-name="Source_20_Text"><text:span text:style-name="T14">original</text:span></text:span><text:span text:style-name="Source_20_Text"><text:span text:style-name="T13">&lt;</text:span></text:span><text:span text:style-name="Source_20_Text"><text:span text:style-name="T19">/h1&gt;</text:span></text:span></text:p>
          <text:p text:style-name="P4"><text:span text:style-name="Source_20_Text"><text:span text:style-name="T16"><text:s text:c="4"/></text:span></text:span><text:span text:style-name="Source_20_Text"><text:span text:style-name="T13">&lt;</text:span></text:span><text:span text:style-name="Source_20_Text"><text:span text:style-name="T14">p</text:span></text:span><text:span text:style-name="Source_20_Text"><text:span text:style-name="T16"> </text:span></text:span><text:span text:style-name="Source_20_Text"><text:span text:style-name="T20">class</text:span></text:span><text:span text:style-name="Source_20_Text"><text:span text:style-name="T13">=</text:span></text:span><text:span text:style-name="Source_20_Text"><text:span text:style-name="T17">"texto"</text:span></text:span><text:span text:style-name="Source_20_Text"><text:span text:style-name="T13">&gt;</text:span></text:span><text:span text:style-name="Source_20_Text"><text:span text:style-name="T14">Primer</text:span></text:span><text:span text:style-name="Source_20_Text"><text:span text:style-name="T16"> </text:span></text:span><text:span text:style-name="Source_20_Text"><text:span text:style-name="T14">párrafo</text:span></text:span><text:span text:style-name="Source_20_Text"><text:span text:style-name="T16">.</text:span></text:span><text:span text:style-name="Source_20_Text"><text:span text:style-name="T13">&lt;</text:span></text:span><text:span text:style-name="Source_20_Text"><text:span text:style-name="T19">/p&gt;</text:span></text:span></text:p>
          <text:p text:style-name="P4"><text:span text:style-name="Source_20_Text"><text:span text:style-name="T16"><text:s text:c="4"/></text:span></text:span><text:span text:style-name="Source_20_Text"><text:span text:style-name="T13">&lt;</text:span></text:span><text:span text:style-name="Source_20_Text"><text:span text:style-name="T14">p</text:span></text:span><text:span text:style-name="Source_20_Text"><text:span text:style-name="T16"> </text:span></text:span><text:span text:style-name="Source_20_Text"><text:span text:style-name="T20">class</text:span></text:span><text:span text:style-name="Source_20_Text"><text:span text:style-name="T13">=</text:span></text:span><text:span text:style-name="Source_20_Text"><text:span text:style-name="T17">"texto"</text:span></text:span><text:span text:style-name="Source_20_Text"><text:span text:style-name="T13">&gt;</text:span></text:span><text:span text:style-name="Source_20_Text"><text:span text:style-name="T14">Segundo</text:span></text:span><text:span text:style-name="Source_20_Text"><text:span text:style-name="T16"> </text:span></text:span><text:span text:style-name="Source_20_Text"><text:span text:style-name="T14">párrafo</text:span></text:span><text:span text:style-name="Source_20_Text"><text:span text:style-name="T16">.</text:span></text:span><text:span text:style-name="Source_20_Text"><text:span text:style-name="T13">&lt;</text:span></text:span><text:span text:style-name="Source_20_Text"><text:span text:style-name="T19">/p&gt;</text:span></text:span></text:p>
          <text:p text:style-name="P4"><text:span text:style-name="Source_20_Text"><text:span text:style-name="T16"><text:s text:c="4"/></text:span></text:span><text:span text:style-name="Source_20_Text"><text:span text:style-name="T13">&lt;</text:span></text:span><text:span text:style-name="Source_20_Text"><text:span text:style-name="T14">p</text:span></text:span><text:span text:style-name="Source_20_Text"><text:span text:style-name="T16"> </text:span></text:span><text:span text:style-name="Source_20_Text"><text:span text:style-name="T20">class</text:span></text:span><text:span text:style-name="Source_20_Text"><text:span text:style-name="T13">=</text:span></text:span><text:span text:style-name="Source_20_Text"><text:span text:style-name="T17">"texto"</text:span></text:span><text:span text:style-name="Source_20_Text"><text:span text:style-name="T13">&gt;</text:span></text:span><text:span text:style-name="Source_20_Text"><text:span text:style-name="T14">Tercer</text:span></text:span><text:span text:style-name="Source_20_Text"><text:span text:style-name="T16"> </text:span></text:span><text:span text:style-name="Source_20_Text"><text:span text:style-name="T14">párrafo</text:span></text:span><text:span text:style-name="Source_20_Text"><text:span text:style-name="T16">.</text:span></text:span><text:span text:style-name="Source_20_Text"><text:span text:style-name="T13">&lt;</text:span></text:span><text:span text:style-name="Source_20_Text"><text:span text:style-name="T19">/p&gt;</text:span></text:span></text:p>
          <text:p text:style-name="P4"><text:span text:style-name="Source_20_Text"><text:span text:style-name="T16"><text:s text:c="4"/></text:span></text:span><text:span text:style-name="Source_20_Text"><text:span text:style-name="T13">&lt;</text:span></text:span><text:span text:style-name="Source_20_Text"><text:span text:style-name="T14">button</text:span></text:span><text:span text:style-name="Source_20_Text"><text:span text:style-name="T16"> </text:span></text:span><text:span text:style-name="Source_20_Text"><text:span text:style-name="T14">id</text:span></text:span><text:span text:style-name="Source_20_Text"><text:span text:style-name="T13">=</text:span></text:span><text:span text:style-name="Source_20_Text"><text:span text:style-name="T17">"cambiarColor"</text:span></text:span><text:span text:style-name="Source_20_Text"><text:span text:style-name="T13">&gt;</text:span></text:span><text:span text:style-name="Source_20_Text"><text:span text:style-name="T14">Cambiar</text:span></text:span><text:span text:style-name="Source_20_Text"><text:span text:style-name="T16"> </text:span></text:span><text:span text:style-name="Source_20_Text"><text:span text:style-name="T14">estilos</text:span></text:span><text:span text:style-name="Source_20_Text"><text:span text:style-name="T13">&lt;</text:span></text:span><text:span text:style-name="Source_20_Text"><text:span text:style-name="T19">/button&gt;</text:span></text:span></text:p>
          <text:p text:style-name="P4"><text:span text:style-name="Source_20_Text"><text:span text:style-name="T16"><text:s text:c="4"/></text:span></text:span><text:span text:style-name="Source_20_Text"><text:span text:style-name="T13">&lt;</text:span></text:span><text:span text:style-name="Source_20_Text"><text:span text:style-name="T14">script</text:span></text:span><text:span text:style-name="Source_20_Text"><text:span text:style-name="T13">&gt;</text:span></text:span></text:p>
          <text:p text:style-name="P4"><text:span text:style-name="Source_20_Text"><text:span text:style-name="T16"><text:s text:c="8"/></text:span></text:span><text:span text:style-name="Source_20_Text"><text:span text:style-name="T21">// Escribe aquí tu código jQuery</text:span></text:span></text:p>
          <text:p text:style-name="P4"><text:span text:style-name="Source_20_Text"><text:span text:style-name="T16"><text:s text:c="4"/></text:span></text:span><text:span text:style-name="Source_20_Text"><text:span text:style-name="T13">&lt;</text:span></text:span><text:span text:style-name="Source_20_Text"><text:span text:style-name="T19">/script&gt;</text:span></text:span></text:p>
          <text:p text:style-name="P4"><text:span text:style-name="Source_20_Text"><text:span text:style-name="T13">&lt;</text:span></text:span><text:span text:style-name="Source_20_Text"><text:span text:style-name="T19">/body&gt;</text:span></text:span></text:p>
          <text:p text:style-name="P5"><text:span text:style-name="Source_20_Text"><text:span text:style-name="T13">&lt;</text:span></text:span><text:span text:style-name="Source_20_Text"><text:span text:style-name="T19">/html&gt;</text:span></text:span></text:p>
        </text:list-item>
      </text:list>
      <text:h text:style-name="Heading_20_3" text:outline-level="3"><text:span text:style-name="Strong_20_Emphasis"><text:span text:style-name="T2"/></text:span></text:h>
      <text:h text:style-name="Heading_20_3" text:outline-level="3"><text:span text:style-name="Strong_20_Emphasis"><text:span text:style-name="T2">Ejercicio 2: Mostrar/Ocultar elementos</text:span></text:span></text:h>
      <text:list xml:id="list31461131" text:style-name="L2">
        <text:list-item>
          <text:p text:style-name="P23"><text:span text:style-name="Strong_20_Emphasis"><text:span text:style-name="T2">Instrucciones</text:span></text:span><text:span text:style-name="T2">:</text:span></text:p>
          <text:list>
            <text:list-item>
              <text:p text:style-name="P29">Crea un archivo HTML con los siguientes elementos: </text:p>
              <text:list>
                <text:list-item>
                  <text:p text:style-name="P24"><text:span text:style-name="T2">Una lista desordenada </text:span><text:span text:style-name="Source_20_Text"><text:span text:style-name="T2">&lt;ul&gt;</text:span></text:span><text:span text:style-name="T2"> con 5 elementos </text:span><text:span text:style-name="Source_20_Text"><text:span text:style-name="T2">&lt;li&gt;</text:span></text:span><text:span text:style-name="T2"> y asigna a los elementos pares la clase </text:span><text:span text:style-name="Source_20_Text"><text:span text:style-name="T2">par</text:span></text:span><text:span text:style-name="T2">. </text:span></text:p>
                </text:list-item>
                <text:list-item>
                  <text:p text:style-name="P29">Dos botones: </text:p>
                  <text:list>
                    <text:list-item>
                      <text:p text:style-name="P24"><text:span text:style-name="T2">Uno con el ID </text:span><text:span text:style-name="Source_20_Text"><text:span text:style-name="T2">mostrarPares</text:span></text:span><text:span text:style-name="T2"> para mostrar los elementos con la clase </text:span><text:span text:style-name="Source_20_Text"><text:span text:style-name="T2">par</text:span></text:span><text:span text:style-name="T2">. </text:span></text:p>
                    </text:list-item>
                    <text:list-item>
                      <text:p text:style-name="P24"><text:soft-page-break/><text:span text:style-name="T2">Otro con el ID </text:span><text:span text:style-name="Source_20_Text"><text:span text:style-name="T2">ocultarImpares</text:span></text:span><text:span text:style-name="T2"> para ocultar los elementos sin la clase </text:span><text:span text:style-name="Source_20_Text"><text:span text:style-name="T2">par</text:span></text:span><text:span text:style-name="T2">. </text:span></text:p>
                    </text:list-item>
                  </text:list>
                </text:list-item>
              </text:list>
            </text:list-item>
            <text:list-item>
              <text:p text:style-name="P29">Escribe un script en jQuery para que: </text:p>
              <text:list>
                <text:list-item>
                  <text:p text:style-name="P24"><text:span text:style-name="T2">Al hacer clic en el botón </text:span><text:span text:style-name="Source_20_Text"><text:span text:style-name="T2">mostrarPares</text:span></text:span><text:span text:style-name="T2">, los elementos con la clase </text:span><text:span text:style-name="Source_20_Text"><text:span text:style-name="T2">par</text:span></text:span><text:span text:style-name="T2"> se hagan visibles. </text:span></text:p>
                </text:list-item>
                <text:list-item>
                  <text:p text:style-name="P24"><text:span text:style-name="T2">Al hacer clic en el botón </text:span><text:span text:style-name="Source_20_Text"><text:span text:style-name="T2">ocultarImpares</text:span></text:span><text:span text:style-name="T2">, los elementos sin la clase </text:span><text:span text:style-name="Source_20_Text"><text:span text:style-name="T2">par</text:span></text:span><text:span text:style-name="T2"> se oculten. </text:span></text:p>
                </text:list-item>
              </text:list>
            </text:list-item>
          </text:list>
        </text:list-item>
        <text:list-item>
          <text:p text:style-name="P23"><text:span text:style-name="Strong_20_Emphasis"><text:span text:style-name="T2">Código base (HTML)</text:span></text:span><text:span text:style-name="T2">:</text:span></text:p>
          <text:p text:style-name="P6"><text:span text:style-name="Source_20_Text"><text:span text:style-name="T13">&lt;!</text:span></text:span><text:span text:style-name="Source_20_Text"><text:span text:style-name="T14">DOCTYPE</text:span></text:span><text:span text:style-name="Source_20_Text"><text:span text:style-name="T16"> </text:span></text:span><text:span text:style-name="Source_20_Text"><text:span text:style-name="T14">html</text:span></text:span><text:span text:style-name="Source_20_Text"><text:span text:style-name="T13">&gt;</text:span></text:span></text:p>
          <text:p text:style-name="P6"><text:span text:style-name="Source_20_Text"><text:span text:style-name="T13">&lt;</text:span></text:span><text:span text:style-name="Source_20_Text"><text:span text:style-name="T14">html</text:span></text:span><text:span text:style-name="Source_20_Text"><text:span text:style-name="T16"> </text:span></text:span><text:span text:style-name="Source_20_Text"><text:span text:style-name="T14">lang</text:span></text:span><text:span text:style-name="Source_20_Text"><text:span text:style-name="T13">=</text:span></text:span><text:span text:style-name="Source_20_Text"><text:span text:style-name="T17">"en"</text:span></text:span><text:span text:style-name="Source_20_Text"><text:span text:style-name="T13">&gt;</text:span></text:span></text:p>
          <text:p text:style-name="P6"><text:span text:style-name="Source_20_Text"><text:span text:style-name="T13">&lt;</text:span></text:span><text:span text:style-name="Source_20_Text"><text:span text:style-name="T14">head</text:span></text:span><text:span text:style-name="Source_20_Text"><text:span text:style-name="T13">&gt;</text:span></text:span></text:p>
          <text:p text:style-name="P6"><text:span text:style-name="Source_20_Text"><text:span text:style-name="T16"><text:s text:c="4"/></text:span></text:span><text:span text:style-name="Source_20_Text"><text:span text:style-name="T13">&lt;</text:span></text:span><text:span text:style-name="Source_20_Text"><text:span text:style-name="T14">meta</text:span></text:span><text:span text:style-name="Source_20_Text"><text:span text:style-name="T16"> </text:span></text:span><text:span text:style-name="Source_20_Text"><text:span text:style-name="T14">charset</text:span></text:span><text:span text:style-name="Source_20_Text"><text:span text:style-name="T13">=</text:span></text:span><text:span text:style-name="Source_20_Text"><text:span text:style-name="T17">"UTF-8"</text:span></text:span><text:span text:style-name="Source_20_Text"><text:span text:style-name="T13">&gt;</text:span></text:span></text:p>
          <text:p text:style-name="P6"><text:span text:style-name="Source_20_Text"><text:span text:style-name="T16"><text:s text:c="4"/></text:span></text:span><text:span text:style-name="Source_20_Text"><text:span text:style-name="T13">&lt;</text:span></text:span><text:span text:style-name="Source_20_Text"><text:span text:style-name="T14">meta</text:span></text:span><text:span text:style-name="Source_20_Text"><text:span text:style-name="T16"> </text:span></text:span><text:span text:style-name="Source_20_Text"><text:span text:style-name="T14">name</text:span></text:span><text:span text:style-name="Source_20_Text"><text:span text:style-name="T13">=</text:span></text:span><text:span text:style-name="Source_20_Text"><text:span text:style-name="T17">"viewport"</text:span></text:span><text:span text:style-name="Source_20_Text"><text:span text:style-name="T16"> </text:span></text:span><text:span text:style-name="Source_20_Text"><text:span text:style-name="T14">content</text:span></text:span><text:span text:style-name="Source_20_Text"><text:span text:style-name="T13">=</text:span></text:span><text:span text:style-name="Source_20_Text"><text:span text:style-name="T17">"width=device-width, initial-scale=1.0"</text:span></text:span><text:span text:style-name="Source_20_Text"><text:span text:style-name="T13">&gt;</text:span></text:span></text:p>
          <text:p text:style-name="P6"><text:span text:style-name="Source_20_Text"><text:span text:style-name="T16"><text:s text:c="4"/></text:span></text:span><text:span text:style-name="Source_20_Text"><text:span text:style-name="T13">&lt;</text:span></text:span><text:span text:style-name="Source_20_Text"><text:span text:style-name="T14">title</text:span></text:span><text:span text:style-name="Source_20_Text"><text:span text:style-name="T13">&gt;</text:span></text:span><text:span text:style-name="Source_20_Text"><text:span text:style-name="T14">Ejercicio</text:span></text:span><text:span text:style-name="Source_20_Text"><text:span text:style-name="T16"> </text:span></text:span><text:span text:style-name="Source_20_Text"><text:span text:style-name="T18">2</text:span></text:span><text:span text:style-name="Source_20_Text"><text:span text:style-name="T13">&lt;</text:span></text:span><text:span text:style-name="Source_20_Text"><text:span text:style-name="T19">/title&gt;</text:span></text:span></text:p>
          <text:p text:style-name="P6"><text:span text:style-name="Source_20_Text"><text:span text:style-name="T16"><text:s text:c="4"/></text:span></text:span><text:span text:style-name="Source_20_Text"><text:span text:style-name="T13">&lt;</text:span></text:span><text:span text:style-name="Source_20_Text"><text:span text:style-name="T14">script</text:span></text:span><text:span text:style-name="Source_20_Text"><text:span text:style-name="T16"> </text:span></text:span><text:span text:style-name="Source_20_Text"><text:span text:style-name="T14">src</text:span></text:span><text:span text:style-name="Source_20_Text"><text:span text:style-name="T13">=</text:span></text:span><text:span text:style-name="Source_20_Text"><text:span text:style-name="T17">"https://code.jquery.com/jquery-3.6.4.min.js"</text:span></text:span><text:span text:style-name="Source_20_Text"><text:span text:style-name="T13">&gt;&lt;</text:span></text:span><text:span text:style-name="Source_20_Text"><text:span text:style-name="T19">/script&gt;</text:span></text:span></text:p>
          <text:p text:style-name="P6"><text:span text:style-name="Source_20_Text"><text:span text:style-name="T13">&lt;</text:span></text:span><text:span text:style-name="Source_20_Text"><text:span text:style-name="T19">/head&gt;</text:span></text:span></text:p>
          <text:p text:style-name="P6"><text:span text:style-name="Source_20_Text"><text:span text:style-name="T13">&lt;</text:span></text:span><text:span text:style-name="Source_20_Text"><text:span text:style-name="T14">body</text:span></text:span><text:span text:style-name="Source_20_Text"><text:span text:style-name="T13">&gt;</text:span></text:span></text:p>
          <text:p text:style-name="P6"><text:span text:style-name="Source_20_Text"><text:span text:style-name="T16"><text:s text:c="4"/></text:span></text:span><text:span text:style-name="Source_20_Text"><text:span text:style-name="T13">&lt;</text:span></text:span><text:span text:style-name="Source_20_Text"><text:span text:style-name="T14">ul</text:span></text:span><text:span text:style-name="Source_20_Text"><text:span text:style-name="T13">&gt;</text:span></text:span></text:p>
          <text:p text:style-name="P6"><text:span text:style-name="Source_20_Text"><text:span text:style-name="T16"><text:s text:c="8"/></text:span></text:span><text:span text:style-name="Source_20_Text"><text:span text:style-name="T13">&lt;</text:span></text:span><text:span text:style-name="Source_20_Text"><text:span text:style-name="T14">li</text:span></text:span><text:span text:style-name="Source_20_Text"><text:span text:style-name="T16"> </text:span></text:span><text:span text:style-name="Source_20_Text"><text:span text:style-name="T20">class</text:span></text:span><text:span text:style-name="Source_20_Text"><text:span text:style-name="T13">=</text:span></text:span><text:span text:style-name="Source_20_Text"><text:span text:style-name="T17">"par"</text:span></text:span><text:span text:style-name="Source_20_Text"><text:span text:style-name="T13">&gt;</text:span></text:span><text:span text:style-name="Source_20_Text"><text:span text:style-name="T14">Elemento</text:span></text:span><text:span text:style-name="Source_20_Text"><text:span text:style-name="T16"> </text:span></text:span><text:span text:style-name="Source_20_Text"><text:span text:style-name="T18">1</text:span></text:span><text:span text:style-name="Source_20_Text"><text:span text:style-name="T13">&lt;</text:span></text:span><text:span text:style-name="Source_20_Text"><text:span text:style-name="T19">/li&gt;</text:span></text:span></text:p>
          <text:p text:style-name="P6"><text:span text:style-name="Source_20_Text"><text:span text:style-name="T16"><text:s text:c="8"/></text:span></text:span><text:span text:style-name="Source_20_Text"><text:span text:style-name="T13">&lt;</text:span></text:span><text:span text:style-name="Source_20_Text"><text:span text:style-name="T14">li</text:span></text:span><text:span text:style-name="Source_20_Text"><text:span text:style-name="T13">&gt;</text:span></text:span><text:span text:style-name="Source_20_Text"><text:span text:style-name="T14">Elemento</text:span></text:span><text:span text:style-name="Source_20_Text"><text:span text:style-name="T16"> </text:span></text:span><text:span text:style-name="Source_20_Text"><text:span text:style-name="T18">2</text:span></text:span><text:span text:style-name="Source_20_Text"><text:span text:style-name="T13">&lt;</text:span></text:span><text:span text:style-name="Source_20_Text"><text:span text:style-name="T19">/li&gt;</text:span></text:span></text:p>
          <text:p text:style-name="P6"><text:span text:style-name="Source_20_Text"><text:span text:style-name="T16"><text:s text:c="8"/></text:span></text:span><text:span text:style-name="Source_20_Text"><text:span text:style-name="T13">&lt;</text:span></text:span><text:span text:style-name="Source_20_Text"><text:span text:style-name="T14">li</text:span></text:span><text:span text:style-name="Source_20_Text"><text:span text:style-name="T16"> </text:span></text:span><text:span text:style-name="Source_20_Text"><text:span text:style-name="T20">class</text:span></text:span><text:span text:style-name="Source_20_Text"><text:span text:style-name="T13">=</text:span></text:span><text:span text:style-name="Source_20_Text"><text:span text:style-name="T17">"par"</text:span></text:span><text:span text:style-name="Source_20_Text"><text:span text:style-name="T13">&gt;</text:span></text:span><text:span text:style-name="Source_20_Text"><text:span text:style-name="T14">Elemento</text:span></text:span><text:span text:style-name="Source_20_Text"><text:span text:style-name="T16"> </text:span></text:span><text:span text:style-name="Source_20_Text"><text:span text:style-name="T18">3</text:span></text:span><text:span text:style-name="Source_20_Text"><text:span text:style-name="T13">&lt;</text:span></text:span><text:span text:style-name="Source_20_Text"><text:span text:style-name="T19">/li&gt;</text:span></text:span></text:p>
          <text:p text:style-name="P6"><text:span text:style-name="Source_20_Text"><text:span text:style-name="T16"><text:s text:c="8"/></text:span></text:span><text:span text:style-name="Source_20_Text"><text:span text:style-name="T13">&lt;</text:span></text:span><text:span text:style-name="Source_20_Text"><text:span text:style-name="T14">li</text:span></text:span><text:span text:style-name="Source_20_Text"><text:span text:style-name="T13">&gt;</text:span></text:span><text:span text:style-name="Source_20_Text"><text:span text:style-name="T14">Elemento</text:span></text:span><text:span text:style-name="Source_20_Text"><text:span text:style-name="T16"> </text:span></text:span><text:span text:style-name="Source_20_Text"><text:span text:style-name="T18">4</text:span></text:span><text:span text:style-name="Source_20_Text"><text:span text:style-name="T13">&lt;</text:span></text:span><text:span text:style-name="Source_20_Text"><text:span text:style-name="T19">/li&gt;</text:span></text:span></text:p>
          <text:p text:style-name="P6"><text:span text:style-name="Source_20_Text"><text:span text:style-name="T16"><text:s text:c="8"/></text:span></text:span><text:span text:style-name="Source_20_Text"><text:span text:style-name="T13">&lt;</text:span></text:span><text:span text:style-name="Source_20_Text"><text:span text:style-name="T14">li</text:span></text:span><text:span text:style-name="Source_20_Text"><text:span text:style-name="T16"> </text:span></text:span><text:span text:style-name="Source_20_Text"><text:span text:style-name="T20">class</text:span></text:span><text:span text:style-name="Source_20_Text"><text:span text:style-name="T13">=</text:span></text:span><text:span text:style-name="Source_20_Text"><text:span text:style-name="T17">"par"</text:span></text:span><text:span text:style-name="Source_20_Text"><text:span text:style-name="T13">&gt;</text:span></text:span><text:span text:style-name="Source_20_Text"><text:span text:style-name="T14">Elemento</text:span></text:span><text:span text:style-name="Source_20_Text"><text:span text:style-name="T16"> </text:span></text:span><text:span text:style-name="Source_20_Text"><text:span text:style-name="T18">5</text:span></text:span><text:span text:style-name="Source_20_Text"><text:span text:style-name="T13">&lt;</text:span></text:span><text:span text:style-name="Source_20_Text"><text:span text:style-name="T19">/li&gt;</text:span></text:span></text:p>
          <text:p text:style-name="P6"><text:span text:style-name="Source_20_Text"><text:span text:style-name="T16"><text:s text:c="4"/></text:span></text:span><text:span text:style-name="Source_20_Text"><text:span text:style-name="T13">&lt;</text:span></text:span><text:span text:style-name="Source_20_Text"><text:span text:style-name="T19">/ul&gt;</text:span></text:span></text:p>
          <text:p text:style-name="P6"><text:span text:style-name="Source_20_Text"><text:span text:style-name="T16"><text:s text:c="4"/></text:span></text:span><text:span text:style-name="Source_20_Text"><text:span text:style-name="T13">&lt;</text:span></text:span><text:span text:style-name="Source_20_Text"><text:span text:style-name="T14">button</text:span></text:span><text:span text:style-name="Source_20_Text"><text:span text:style-name="T16"> </text:span></text:span><text:span text:style-name="Source_20_Text"><text:span text:style-name="T14">id</text:span></text:span><text:span text:style-name="Source_20_Text"><text:span text:style-name="T13">=</text:span></text:span><text:span text:style-name="Source_20_Text"><text:span text:style-name="T17">"mostrarPares"</text:span></text:span><text:span text:style-name="Source_20_Text"><text:span text:style-name="T13">&gt;</text:span></text:span><text:span text:style-name="Source_20_Text"><text:span text:style-name="T14">Mostrar</text:span></text:span><text:span text:style-name="Source_20_Text"><text:span text:style-name="T16"> </text:span></text:span><text:span text:style-name="Source_20_Text"><text:span text:style-name="T14">Pares</text:span></text:span><text:span text:style-name="Source_20_Text"><text:span text:style-name="T13">&lt;</text:span></text:span><text:span text:style-name="Source_20_Text"><text:span text:style-name="T19">/button&gt;</text:span></text:span></text:p>
          <text:p text:style-name="P6"><text:span text:style-name="Source_20_Text"><text:span text:style-name="T16"><text:s text:c="4"/></text:span></text:span><text:span text:style-name="Source_20_Text"><text:span text:style-name="T13">&lt;</text:span></text:span><text:span text:style-name="Source_20_Text"><text:span text:style-name="T14">button</text:span></text:span><text:span text:style-name="Source_20_Text"><text:span text:style-name="T16"> </text:span></text:span><text:span text:style-name="Source_20_Text"><text:span text:style-name="T14">id</text:span></text:span><text:span text:style-name="Source_20_Text"><text:span text:style-name="T13">=</text:span></text:span><text:span text:style-name="Source_20_Text"><text:span text:style-name="T17">"ocultarImpares"</text:span></text:span><text:span text:style-name="Source_20_Text"><text:span text:style-name="T13">&gt;</text:span></text:span><text:span text:style-name="Source_20_Text"><text:span text:style-name="T14">Ocultar</text:span></text:span><text:span text:style-name="Source_20_Text"><text:span text:style-name="T16"> </text:span></text:span><text:span text:style-name="Source_20_Text"><text:span text:style-name="T14">Impares</text:span></text:span><text:span text:style-name="Source_20_Text"><text:span text:style-name="T13">&lt;</text:span></text:span><text:span text:style-name="Source_20_Text"><text:span text:style-name="T19">/button&gt;</text:span></text:span></text:p>
          <text:p text:style-name="P6"><text:span text:style-name="Source_20_Text"><text:span text:style-name="T16"><text:s text:c="4"/></text:span></text:span><text:span text:style-name="Source_20_Text"><text:span text:style-name="T13">&lt;</text:span></text:span><text:span text:style-name="Source_20_Text"><text:span text:style-name="T14">script</text:span></text:span><text:span text:style-name="Source_20_Text"><text:span text:style-name="T13">&gt;</text:span></text:span></text:p>
          <text:p text:style-name="P6"><text:span text:style-name="Source_20_Text"><text:span text:style-name="T16"><text:s text:c="8"/></text:span></text:span><text:span text:style-name="Source_20_Text"><text:span text:style-name="T21">// Escribe aquí tu código jQuery</text:span></text:span></text:p>
          <text:p text:style-name="P6"><text:span text:style-name="Source_20_Text"><text:span text:style-name="T16"><text:s text:c="4"/></text:span></text:span><text:span text:style-name="Source_20_Text"><text:span text:style-name="T13">&lt;</text:span></text:span><text:span text:style-name="Source_20_Text"><text:span text:style-name="T19">/script&gt;</text:span></text:span></text:p>
          <text:p text:style-name="P6"><text:span text:style-name="Source_20_Text"><text:span text:style-name="T13">&lt;</text:span></text:span><text:span text:style-name="Source_20_Text"><text:span text:style-name="T19">/body&gt;</text:span></text:span></text:p>
          <text:p text:style-name="P7"><text:span text:style-name="Source_20_Text"><text:span text:style-name="T13">&lt;</text:span></text:span><text:span text:style-name="Source_20_Text"><text:span text:style-name="T19">/html&gt;</text:span></text:span></text:p>
        </text:list-item>
      </text:list>
      <text:h text:style-name="Heading_20_3" text:outline-level="3"><text:span text:style-name="Strong_20_Emphasis"><text:span text:style-name="T2"/></text:span></text:h>
      <text:h text:style-name="Heading_20_3" text:outline-level="3"><text:span text:style-name="Strong_20_Emphasis"><text:span text:style-name="T2">Objetivo de aprendizaje</text:span></text:span></text:h>
      <text:list xml:id="list2341206226" text:style-name="L3">
        <text:list-item>
          <text:p text:style-name="P26"><text:span text:style-name="Strong_20_Emphasis"><text:span text:style-name="T2">Ejercicio 1</text:span></text:span><text:span text:style-name="T2">: Practicar la selección por ID (</text:span><text:span text:style-name="Source_20_Text"><text:span text:style-name="T2">#id</text:span></text:span><text:span text:style-name="T2">), clase (</text:span><text:span text:style-name="Source_20_Text"><text:span text:style-name="T2">.clase</text:span></text:span><text:span text:style-name="T2">), y etiqueta (</text:span><text:span text:style-name="Source_20_Text"><text:span text:style-name="T2">$('tag')</text:span></text:span><text:span text:style-name="T2">) para modificar propiedades y contenido. </text:span></text:p>
        </text:list-item>
        <text:list-item>
          <text:p text:style-name="P25"><text:span text:style-name="Strong_20_Emphasis"><text:span text:style-name="T2">Ejercicio 2</text:span></text:span><text:span text:style-name="T2">: Comprender cómo usar selecciones específicas y manipular la visibilidad de elementos según su clase. </text:span></text:p>
        </text:list-item>
      </text:list>
      <text:p text:style-name="P27"/>
      <text:p text:style-name="P27"/>
      <text:h text:style-name="Heading_20_3" text:outline-level="3"><text:soft-page-break/><text:span text:style-name="Strong_20_Emphasis"><text:span text:style-name="T2"/></text:span></text:h>
      <text:h text:style-name="Heading_20_3" text:outline-level="3"><text:span text:style-name="Strong_20_Emphasis"><text:span text:style-name="T2">Ejercicio </text:span></text:span><text:span text:style-name="Strong_20_Emphasis"><text:span text:style-name="T4">3</text:span></text:span><text:span text:style-name="Strong_20_Emphasis"><text:span text:style-name="T2">: Resaltando elementos específicos</text:span></text:span></text:h>
      <text:list xml:id="list851793961" text:style-name="L4">
        <text:list-item>
          <text:p text:style-name="P36"><text:span text:style-name="Strong_20_Emphasis"><text:span text:style-name="T2">Instrucciones</text:span></text:span><text:span text:style-name="T2">:</text:span></text:p>
          <text:list>
            <text:list-item>
              <text:p text:style-name="P30">Crea un archivo HTML con los siguientes elementos: </text:p>
              <text:list>
                <text:list-item>
                  <text:p text:style-name="P37"><text:span text:style-name="T2">Una lista desordenada </text:span><text:span text:style-name="Source_20_Text"><text:span text:style-name="T2">&lt;ul&gt;</text:span></text:span><text:span text:style-name="T2"> con 8 elementos </text:span><text:span text:style-name="Source_20_Text"><text:span text:style-name="T2">&lt;li&gt;</text:span></text:span><text:span text:style-name="T2"> y diferentes clases: </text:span><text:span text:style-name="Source_20_Text"><text:span text:style-name="T2">fruta</text:span></text:span><text:span text:style-name="T2">, </text:span><text:span text:style-name="Source_20_Text"><text:span text:style-name="T2">verdura</text:span></text:span><text:span text:style-name="T2"> y </text:span><text:span text:style-name="Source_20_Text"><text:span text:style-name="T2">otro</text:span></text:span><text:span text:style-name="T2">. </text:span></text:p>
                </text:list-item>
                <text:list-item>
                  <text:p text:style-name="P37"><text:span text:style-name="T2">Un botón con el ID </text:span><text:span text:style-name="Source_20_Text"><text:span text:style-name="T2">resaltarElementos</text:span></text:span><text:span text:style-name="T2">. </text:span></text:p>
                </text:list-item>
              </text:list>
            </text:list-item>
            <text:list-item>
              <text:p text:style-name="P30">Escribe un script en jQuery para que: </text:p>
              <text:list>
                <text:list-item>
                  <text:p text:style-name="P37"><text:span text:style-name="T2">Al hacer clic en el botón, todos los elementos con la clase </text:span><text:span text:style-name="Source_20_Text"><text:span text:style-name="T2">fruta</text:span></text:span><text:span text:style-name="T2"> y </text:span><text:span text:style-name="Source_20_Text"><text:span text:style-name="T2">verdura</text:span></text:span><text:span text:style-name="T2"> cambien el color del texto a verde. </text:span></text:p>
                </text:list-item>
                <text:list-item>
                  <text:p text:style-name="P37"><text:span text:style-name="T2">Todos los elementos con la clase </text:span><text:span text:style-name="Source_20_Text"><text:span text:style-name="T2">otro</text:span></text:span><text:span text:style-name="T2"> cambien el color del texto a rojo. </text:span></text:p>
                </text:list-item>
              </text:list>
            </text:list-item>
          </text:list>
        </text:list-item>
        <text:list-item>
          <text:p text:style-name="P36"><text:span text:style-name="Strong_20_Emphasis"><text:span text:style-name="T2">Código base (HTML)</text:span></text:span><text:span text:style-name="T2">:</text:span></text:p>
          <text:p text:style-name="P8"><text:span text:style-name="Source_20_Text"><text:span text:style-name="T13">&lt;!</text:span></text:span><text:span text:style-name="Source_20_Text"><text:span text:style-name="T14">DOCTYPE</text:span></text:span><text:span text:style-name="Source_20_Text"><text:span text:style-name="T16"> </text:span></text:span><text:span text:style-name="Source_20_Text"><text:span text:style-name="T14">html</text:span></text:span><text:span text:style-name="Source_20_Text"><text:span text:style-name="T13">&gt;</text:span></text:span></text:p>
          <text:p text:style-name="P8"><text:span text:style-name="Source_20_Text"><text:span text:style-name="T13">&lt;</text:span></text:span><text:span text:style-name="Source_20_Text"><text:span text:style-name="T14">html</text:span></text:span><text:span text:style-name="Source_20_Text"><text:span text:style-name="T16"> </text:span></text:span><text:span text:style-name="Source_20_Text"><text:span text:style-name="T14">lang</text:span></text:span><text:span text:style-name="Source_20_Text"><text:span text:style-name="T13">=</text:span></text:span><text:span text:style-name="Source_20_Text"><text:span text:style-name="T17">"en"</text:span></text:span><text:span text:style-name="Source_20_Text"><text:span text:style-name="T13">&gt;</text:span></text:span></text:p>
          <text:p text:style-name="P8"><text:span text:style-name="Source_20_Text"><text:span text:style-name="T13">&lt;</text:span></text:span><text:span text:style-name="Source_20_Text"><text:span text:style-name="T14">head</text:span></text:span><text:span text:style-name="Source_20_Text"><text:span text:style-name="T13">&gt;</text:span></text:span></text:p>
          <text:p text:style-name="P8"><text:span text:style-name="Source_20_Text"><text:span text:style-name="T16"><text:s text:c="4"/></text:span></text:span><text:span text:style-name="Source_20_Text"><text:span text:style-name="T13">&lt;</text:span></text:span><text:span text:style-name="Source_20_Text"><text:span text:style-name="T14">meta</text:span></text:span><text:span text:style-name="Source_20_Text"><text:span text:style-name="T16"> </text:span></text:span><text:span text:style-name="Source_20_Text"><text:span text:style-name="T14">charset</text:span></text:span><text:span text:style-name="Source_20_Text"><text:span text:style-name="T13">=</text:span></text:span><text:span text:style-name="Source_20_Text"><text:span text:style-name="T17">"UTF-8"</text:span></text:span><text:span text:style-name="Source_20_Text"><text:span text:style-name="T13">&gt;</text:span></text:span></text:p>
          <text:p text:style-name="P8"><text:span text:style-name="Source_20_Text"><text:span text:style-name="T16"><text:s text:c="4"/></text:span></text:span><text:span text:style-name="Source_20_Text"><text:span text:style-name="T13">&lt;</text:span></text:span><text:span text:style-name="Source_20_Text"><text:span text:style-name="T14">meta</text:span></text:span><text:span text:style-name="Source_20_Text"><text:span text:style-name="T16"> </text:span></text:span><text:span text:style-name="Source_20_Text"><text:span text:style-name="T14">name</text:span></text:span><text:span text:style-name="Source_20_Text"><text:span text:style-name="T13">=</text:span></text:span><text:span text:style-name="Source_20_Text"><text:span text:style-name="T17">"viewport"</text:span></text:span><text:span text:style-name="Source_20_Text"><text:span text:style-name="T16"> </text:span></text:span><text:span text:style-name="Source_20_Text"><text:span text:style-name="T14">content</text:span></text:span><text:span text:style-name="Source_20_Text"><text:span text:style-name="T13">=</text:span></text:span><text:span text:style-name="Source_20_Text"><text:span text:style-name="T17">"width=device-width, initial-scale=1.0"</text:span></text:span><text:span text:style-name="Source_20_Text"><text:span text:style-name="T13">&gt;</text:span></text:span></text:p>
          <text:p text:style-name="P8"><text:span text:style-name="Source_20_Text"><text:span text:style-name="T16"><text:s text:c="4"/></text:span></text:span><text:span text:style-name="Source_20_Text"><text:span text:style-name="T13">&lt;</text:span></text:span><text:span text:style-name="Source_20_Text"><text:span text:style-name="T14">title</text:span></text:span><text:span text:style-name="Source_20_Text"><text:span text:style-name="T13">&gt;</text:span></text:span><text:span text:style-name="Source_20_Text"><text:span text:style-name="T14">Ejercicio</text:span></text:span><text:span text:style-name="Source_20_Text"><text:span text:style-name="T16"> </text:span></text:span><text:span text:style-name="Source_20_Text"><text:span text:style-name="T18">1</text:span></text:span><text:span text:style-name="Source_20_Text"><text:span text:style-name="T13">&lt;</text:span></text:span><text:span text:style-name="Source_20_Text"><text:span text:style-name="T19">/title&gt;</text:span></text:span></text:p>
          <text:p text:style-name="P8"><text:span text:style-name="Source_20_Text"><text:span text:style-name="T16"><text:s text:c="4"/></text:span></text:span><text:span text:style-name="Source_20_Text"><text:span text:style-name="T13">&lt;</text:span></text:span><text:span text:style-name="Source_20_Text"><text:span text:style-name="T14">script</text:span></text:span><text:span text:style-name="Source_20_Text"><text:span text:style-name="T16"> </text:span></text:span><text:span text:style-name="Source_20_Text"><text:span text:style-name="T14">src</text:span></text:span><text:span text:style-name="Source_20_Text"><text:span text:style-name="T13">=</text:span></text:span><text:span text:style-name="Source_20_Text"><text:span text:style-name="T17">"https://code.jquery.com/jquery-3.6.4.min.js"</text:span></text:span><text:span text:style-name="Source_20_Text"><text:span text:style-name="T13">&gt;&lt;</text:span></text:span><text:span text:style-name="Source_20_Text"><text:span text:style-name="T19">/script&gt;</text:span></text:span></text:p>
          <text:p text:style-name="P8"><text:span text:style-name="Source_20_Text"><text:span text:style-name="T13">&lt;</text:span></text:span><text:span text:style-name="Source_20_Text"><text:span text:style-name="T19">/head&gt;</text:span></text:span></text:p>
          <text:p text:style-name="P8"><text:span text:style-name="Source_20_Text"><text:span text:style-name="T13">&lt;</text:span></text:span><text:span text:style-name="Source_20_Text"><text:span text:style-name="T14">body</text:span></text:span><text:span text:style-name="Source_20_Text"><text:span text:style-name="T13">&gt;</text:span></text:span></text:p>
          <text:p text:style-name="P8"><text:span text:style-name="Source_20_Text"><text:span text:style-name="T16"><text:s text:c="4"/></text:span></text:span><text:span text:style-name="Source_20_Text"><text:span text:style-name="T13">&lt;</text:span></text:span><text:span text:style-name="Source_20_Text"><text:span text:style-name="T14">ul</text:span></text:span><text:span text:style-name="Source_20_Text"><text:span text:style-name="T13">&gt;</text:span></text:span></text:p>
          <text:p text:style-name="P8"><text:span text:style-name="Source_20_Text"><text:span text:style-name="T16"><text:s text:c="8"/></text:span></text:span><text:span text:style-name="Source_20_Text"><text:span text:style-name="T13">&lt;</text:span></text:span><text:span text:style-name="Source_20_Text"><text:span text:style-name="T14">li</text:span></text:span><text:span text:style-name="Source_20_Text"><text:span text:style-name="T16"> </text:span></text:span><text:span text:style-name="Source_20_Text"><text:span text:style-name="T20">class</text:span></text:span><text:span text:style-name="Source_20_Text"><text:span text:style-name="T13">=</text:span></text:span><text:span text:style-name="Source_20_Text"><text:span text:style-name="T17">"fruta"</text:span></text:span><text:span text:style-name="Source_20_Text"><text:span text:style-name="T13">&gt;</text:span></text:span><text:span text:style-name="Source_20_Text"><text:span text:style-name="T14">Manzana</text:span></text:span><text:span text:style-name="Source_20_Text"><text:span text:style-name="T13">&lt;</text:span></text:span><text:span text:style-name="Source_20_Text"><text:span text:style-name="T19">/li&gt;</text:span></text:span></text:p>
          <text:p text:style-name="P8"><text:span text:style-name="Source_20_Text"><text:span text:style-name="T16"><text:s text:c="8"/></text:span></text:span><text:span text:style-name="Source_20_Text"><text:span text:style-name="T13">&lt;</text:span></text:span><text:span text:style-name="Source_20_Text"><text:span text:style-name="T14">li</text:span></text:span><text:span text:style-name="Source_20_Text"><text:span text:style-name="T16"> </text:span></text:span><text:span text:style-name="Source_20_Text"><text:span text:style-name="T20">class</text:span></text:span><text:span text:style-name="Source_20_Text"><text:span text:style-name="T13">=</text:span></text:span><text:span text:style-name="Source_20_Text"><text:span text:style-name="T17">"verdura"</text:span></text:span><text:span text:style-name="Source_20_Text"><text:span text:style-name="T13">&gt;</text:span></text:span><text:span text:style-name="Source_20_Text"><text:span text:style-name="T14">Espinaca</text:span></text:span><text:span text:style-name="Source_20_Text"><text:span text:style-name="T13">&lt;</text:span></text:span><text:span text:style-name="Source_20_Text"><text:span text:style-name="T19">/li&gt;</text:span></text:span></text:p>
          <text:p text:style-name="P8"><text:span text:style-name="Source_20_Text"><text:span text:style-name="T16"><text:s text:c="8"/></text:span></text:span><text:span text:style-name="Source_20_Text"><text:span text:style-name="T13">&lt;</text:span></text:span><text:span text:style-name="Source_20_Text"><text:span text:style-name="T14">li</text:span></text:span><text:span text:style-name="Source_20_Text"><text:span text:style-name="T16"> </text:span></text:span><text:span text:style-name="Source_20_Text"><text:span text:style-name="T20">class</text:span></text:span><text:span text:style-name="Source_20_Text"><text:span text:style-name="T13">=</text:span></text:span><text:span text:style-name="Source_20_Text"><text:span text:style-name="T17">"otro"</text:span></text:span><text:span text:style-name="Source_20_Text"><text:span text:style-name="T13">&gt;</text:span></text:span><text:span text:style-name="Source_20_Text"><text:span text:style-name="T14">Cereal</text:span></text:span><text:span text:style-name="Source_20_Text"><text:span text:style-name="T13">&lt;</text:span></text:span><text:span text:style-name="Source_20_Text"><text:span text:style-name="T19">/li&gt;</text:span></text:span></text:p>
          <text:p text:style-name="P8"><text:span text:style-name="Source_20_Text"><text:span text:style-name="T16"><text:s text:c="8"/></text:span></text:span><text:span text:style-name="Source_20_Text"><text:span text:style-name="T13">&lt;</text:span></text:span><text:span text:style-name="Source_20_Text"><text:span text:style-name="T14">li</text:span></text:span><text:span text:style-name="Source_20_Text"><text:span text:style-name="T16"> </text:span></text:span><text:span text:style-name="Source_20_Text"><text:span text:style-name="T20">class</text:span></text:span><text:span text:style-name="Source_20_Text"><text:span text:style-name="T13">=</text:span></text:span><text:span text:style-name="Source_20_Text"><text:span text:style-name="T17">"fruta"</text:span></text:span><text:span text:style-name="Source_20_Text"><text:span text:style-name="T13">&gt;</text:span></text:span><text:span text:style-name="Source_20_Text"><text:span text:style-name="T14">Plátano</text:span></text:span><text:span text:style-name="Source_20_Text"><text:span text:style-name="T13">&lt;</text:span></text:span><text:span text:style-name="Source_20_Text"><text:span text:style-name="T19">/li&gt;</text:span></text:span></text:p>
          <text:p text:style-name="P8"><text:span text:style-name="Source_20_Text"><text:span text:style-name="T16"><text:s text:c="8"/></text:span></text:span><text:span text:style-name="Source_20_Text"><text:span text:style-name="T13">&lt;</text:span></text:span><text:span text:style-name="Source_20_Text"><text:span text:style-name="T14">li</text:span></text:span><text:span text:style-name="Source_20_Text"><text:span text:style-name="T16"> </text:span></text:span><text:span text:style-name="Source_20_Text"><text:span text:style-name="T20">class</text:span></text:span><text:span text:style-name="Source_20_Text"><text:span text:style-name="T13">=</text:span></text:span><text:span text:style-name="Source_20_Text"><text:span text:style-name="T17">"verdura"</text:span></text:span><text:span text:style-name="Source_20_Text"><text:span text:style-name="T13">&gt;</text:span></text:span><text:span text:style-name="Source_20_Text"><text:span text:style-name="T14">Zanahoria</text:span></text:span><text:span text:style-name="Source_20_Text"><text:span text:style-name="T13">&lt;</text:span></text:span><text:span text:style-name="Source_20_Text"><text:span text:style-name="T19">/li&gt;</text:span></text:span></text:p>
          <text:p text:style-name="P8"><text:span text:style-name="Source_20_Text"><text:span text:style-name="T16"><text:s text:c="8"/></text:span></text:span><text:span text:style-name="Source_20_Text"><text:span text:style-name="T13">&lt;</text:span></text:span><text:span text:style-name="Source_20_Text"><text:span text:style-name="T14">li</text:span></text:span><text:span text:style-name="Source_20_Text"><text:span text:style-name="T16"> </text:span></text:span><text:span text:style-name="Source_20_Text"><text:span text:style-name="T20">class</text:span></text:span><text:span text:style-name="Source_20_Text"><text:span text:style-name="T13">=</text:span></text:span><text:span text:style-name="Source_20_Text"><text:span text:style-name="T17">"otro"</text:span></text:span><text:span text:style-name="Source_20_Text"><text:span text:style-name="T13">&gt;</text:span></text:span><text:span text:style-name="Source_20_Text"><text:span text:style-name="T14">Pan</text:span></text:span><text:span text:style-name="Source_20_Text"><text:span text:style-name="T13">&lt;</text:span></text:span><text:span text:style-name="Source_20_Text"><text:span text:style-name="T19">/li&gt;</text:span></text:span></text:p>
          <text:p text:style-name="P8"><text:span text:style-name="Source_20_Text"><text:span text:style-name="T16"><text:s text:c="8"/></text:span></text:span><text:span text:style-name="Source_20_Text"><text:span text:style-name="T13">&lt;</text:span></text:span><text:span text:style-name="Source_20_Text"><text:span text:style-name="T14">li</text:span></text:span><text:span text:style-name="Source_20_Text"><text:span text:style-name="T16"> </text:span></text:span><text:span text:style-name="Source_20_Text"><text:span text:style-name="T20">class</text:span></text:span><text:span text:style-name="Source_20_Text"><text:span text:style-name="T13">=</text:span></text:span><text:span text:style-name="Source_20_Text"><text:span text:style-name="T17">"fruta"</text:span></text:span><text:span text:style-name="Source_20_Text"><text:span text:style-name="T13">&gt;</text:span></text:span><text:span text:style-name="Source_20_Text"><text:span text:style-name="T14">Fresa</text:span></text:span><text:span text:style-name="Source_20_Text"><text:span text:style-name="T13">&lt;</text:span></text:span><text:span text:style-name="Source_20_Text"><text:span text:style-name="T19">/li&gt;</text:span></text:span></text:p>
          <text:p text:style-name="P8"><text:span text:style-name="Source_20_Text"><text:span text:style-name="T16"><text:s text:c="8"/></text:span></text:span><text:span text:style-name="Source_20_Text"><text:span text:style-name="T13">&lt;</text:span></text:span><text:span text:style-name="Source_20_Text"><text:span text:style-name="T14">li</text:span></text:span><text:span text:style-name="Source_20_Text"><text:span text:style-name="T16"> </text:span></text:span><text:span text:style-name="Source_20_Text"><text:span text:style-name="T20">class</text:span></text:span><text:span text:style-name="Source_20_Text"><text:span text:style-name="T13">=</text:span></text:span><text:span text:style-name="Source_20_Text"><text:span text:style-name="T17">"verdura"</text:span></text:span><text:span text:style-name="Source_20_Text"><text:span text:style-name="T13">&gt;</text:span></text:span><text:span text:style-name="Source_20_Text"><text:span text:style-name="T14">Brócoli</text:span></text:span><text:span text:style-name="Source_20_Text"><text:span text:style-name="T13">&lt;</text:span></text:span><text:span text:style-name="Source_20_Text"><text:span text:style-name="T19">/li&gt;</text:span></text:span></text:p>
          <text:p text:style-name="P8"><text:span text:style-name="Source_20_Text"><text:span text:style-name="T16"><text:s text:c="4"/></text:span></text:span><text:span text:style-name="Source_20_Text"><text:span text:style-name="T13">&lt;</text:span></text:span><text:span text:style-name="Source_20_Text"><text:span text:style-name="T19">/ul&gt;</text:span></text:span></text:p>
          <text:p text:style-name="P8"><text:span text:style-name="Source_20_Text"><text:span text:style-name="T16"><text:s text:c="4"/></text:span></text:span><text:span text:style-name="Source_20_Text"><text:span text:style-name="T13">&lt;</text:span></text:span><text:span text:style-name="Source_20_Text"><text:span text:style-name="T14">button</text:span></text:span><text:span text:style-name="Source_20_Text"><text:span text:style-name="T16"> </text:span></text:span><text:span text:style-name="Source_20_Text"><text:span text:style-name="T14">id</text:span></text:span><text:span text:style-name="Source_20_Text"><text:span text:style-name="T13">=</text:span></text:span><text:span text:style-name="Source_20_Text"><text:span text:style-name="T17">"resaltarElementos"</text:span></text:span><text:span text:style-name="Source_20_Text"><text:span text:style-name="T13">&gt;</text:span></text:span><text:span text:style-name="Source_20_Text"><text:span text:style-name="T14">Resaltar</text:span></text:span><text:span text:style-name="Source_20_Text"><text:span text:style-name="T16"> </text:span></text:span><text:span text:style-name="Source_20_Text"><text:span text:style-name="T14">Elementos</text:span></text:span><text:span text:style-name="Source_20_Text"><text:span text:style-name="T13">&lt;</text:span></text:span><text:span text:style-name="Source_20_Text"><text:span text:style-name="T19">/button&gt;</text:span></text:span></text:p>
          <text:p text:style-name="P8"><text:span text:style-name="Source_20_Text"><text:span text:style-name="T16"><text:s text:c="4"/></text:span></text:span><text:span text:style-name="Source_20_Text"><text:span text:style-name="T13">&lt;</text:span></text:span><text:span text:style-name="Source_20_Text"><text:span text:style-name="T14">script</text:span></text:span><text:span text:style-name="Source_20_Text"><text:span text:style-name="T13">&gt;</text:span></text:span></text:p>
          <text:p text:style-name="P8"><text:span text:style-name="Source_20_Text"><text:span text:style-name="T16"><text:s text:c="8"/></text:span></text:span><text:span text:style-name="Source_20_Text"><text:span text:style-name="T21">// Escribe aquí tu código jQuery</text:span></text:span></text:p>
          <text:p text:style-name="P8"><text:span text:style-name="Source_20_Text"><text:span text:style-name="T16"><text:s text:c="4"/></text:span></text:span><text:span text:style-name="Source_20_Text"><text:span text:style-name="T13">&lt;</text:span></text:span><text:span text:style-name="Source_20_Text"><text:span text:style-name="T19">/script&gt;</text:span></text:span></text:p>
          <text:p text:style-name="P8"><text:span text:style-name="Source_20_Text"><text:span text:style-name="T13">&lt;</text:span></text:span><text:span text:style-name="Source_20_Text"><text:span text:style-name="T19">/body&gt;</text:span></text:span></text:p>
          <text:p text:style-name="P9"><text:span text:style-name="Source_20_Text"><text:span text:style-name="T13">&lt;</text:span></text:span><text:span text:style-name="Source_20_Text"><text:span text:style-name="T19">/html&gt;</text:span></text:span></text:p>
        </text:list-item>
      </text:list>
      <text:h text:style-name="Heading_20_3" text:outline-level="3"><text:span text:style-name="Strong_20_Emphasis"><text:span text:style-name="T2"/></text:span></text:h>
      <text:h text:style-name="P2" text:outline-level="3"><text:span text:style-name="Strong_20_Emphasis"><text:span text:style-name="T2">Ejercicio </text:span></text:span><text:span text:style-name="Strong_20_Emphasis"><text:span text:style-name="T5">4</text:span></text:span><text:span text:style-name="Strong_20_Emphasis"><text:span text:style-name="T2">: Selección por atributos</text:span></text:span></text:h>
      <text:list xml:id="list767764857" text:style-name="L5">
        <text:list-item>
          <text:p text:style-name="P38"><text:span text:style-name="Strong_20_Emphasis"><text:span text:style-name="T2">Instrucciones</text:span></text:span><text:span text:style-name="T2">:</text:span></text:p>
          <text:list>
            <text:list-item>
              <text:p text:style-name="P31">Crea un archivo HTML con los siguientes elementos: </text:p>
              <text:list>
                <text:list-item>
                  <text:p text:style-name="P39"><text:soft-page-break/><text:span text:style-name="T2">Un formulario con tres campos de entrada </text:span><text:span text:style-name="Source_20_Text"><text:span text:style-name="T2">&lt;input&gt;</text:span></text:span><text:span text:style-name="T2">: </text:span></text:p>
                  <text:list>
                    <text:list-item>
                      <text:p text:style-name="P39"><text:span text:style-name="T2">Uno con el atributo </text:span><text:span text:style-name="Source_20_Text"><text:span text:style-name="T2">type="text"</text:span></text:span><text:span text:style-name="T2">. </text:span></text:p>
                    </text:list-item>
                    <text:list-item>
                      <text:p text:style-name="P39"><text:span text:style-name="T2">Otro con el atributo </text:span><text:span text:style-name="Source_20_Text"><text:span text:style-name="T2">type="password"</text:span></text:span><text:span text:style-name="T2">. </text:span></text:p>
                    </text:list-item>
                    <text:list-item>
                      <text:p text:style-name="P39"><text:span text:style-name="T2">Otro con el atributo </text:span><text:span text:style-name="Source_20_Text"><text:span text:style-name="T2">type="email"</text:span></text:span><text:span text:style-name="T2">. </text:span></text:p>
                    </text:list-item>
                  </text:list>
                </text:list-item>
                <text:list-item>
                  <text:p text:style-name="P39"><text:span text:style-name="T2">Un botón con el ID </text:span><text:span text:style-name="Source_20_Text"><text:span text:style-name="T2">mostrarValores</text:span></text:span><text:span text:style-name="T2">. </text:span></text:p>
                </text:list-item>
              </text:list>
            </text:list-item>
            <text:list-item>
              <text:p text:style-name="P31">Escribe un script en jQuery para que: </text:p>
              <text:list>
                <text:list-item>
                  <text:p text:style-name="P31">Al hacer clic en el botón, se muestren las siguientes alertas: </text:p>
                  <text:list>
                    <text:list-item>
                      <text:p text:style-name="P31">El valor del campo de tipo texto. </text:p>
                    </text:list-item>
                    <text:list-item>
                      <text:p text:style-name="P31">El valor del campo de tipo correo electrónico. </text:p>
                    </text:list-item>
                  </text:list>
                </text:list-item>
                <text:list-item>
                  <text:p text:style-name="P31">Deja fuera el campo de contraseña. </text:p>
                </text:list-item>
              </text:list>
            </text:list-item>
          </text:list>
        </text:list-item>
        <text:list-item>
          <text:p text:style-name="P38"><text:span text:style-name="Strong_20_Emphasis"><text:span text:style-name="T2">Código base (HTML)</text:span></text:span><text:span text:style-name="T2">:</text:span></text:p>
          <text:p text:style-name="P10"><text:span text:style-name="Source_20_Text"><text:span text:style-name="T13">&lt;!</text:span></text:span><text:span text:style-name="Source_20_Text"><text:span text:style-name="T14">DOCTYPE</text:span></text:span><text:span text:style-name="Source_20_Text"><text:span text:style-name="T16"> </text:span></text:span><text:span text:style-name="Source_20_Text"><text:span text:style-name="T14">html</text:span></text:span><text:span text:style-name="Source_20_Text"><text:span text:style-name="T13">&gt;</text:span></text:span></text:p>
          <text:p text:style-name="P10"><text:span text:style-name="Source_20_Text"><text:span text:style-name="T13">&lt;</text:span></text:span><text:span text:style-name="Source_20_Text"><text:span text:style-name="T14">html</text:span></text:span><text:span text:style-name="Source_20_Text"><text:span text:style-name="T16"> </text:span></text:span><text:span text:style-name="Source_20_Text"><text:span text:style-name="T14">lang</text:span></text:span><text:span text:style-name="Source_20_Text"><text:span text:style-name="T13">=</text:span></text:span><text:span text:style-name="Source_20_Text"><text:span text:style-name="T17">"en"</text:span></text:span><text:span text:style-name="Source_20_Text"><text:span text:style-name="T13">&gt;</text:span></text:span></text:p>
          <text:p text:style-name="P10"><text:span text:style-name="Source_20_Text"><text:span text:style-name="T13">&lt;</text:span></text:span><text:span text:style-name="Source_20_Text"><text:span text:style-name="T14">head</text:span></text:span><text:span text:style-name="Source_20_Text"><text:span text:style-name="T13">&gt;</text:span></text:span></text:p>
          <text:p text:style-name="P10"><text:span text:style-name="Source_20_Text"><text:span text:style-name="T16"><text:s text:c="4"/></text:span></text:span><text:span text:style-name="Source_20_Text"><text:span text:style-name="T13">&lt;</text:span></text:span><text:span text:style-name="Source_20_Text"><text:span text:style-name="T14">meta</text:span></text:span><text:span text:style-name="Source_20_Text"><text:span text:style-name="T16"> </text:span></text:span><text:span text:style-name="Source_20_Text"><text:span text:style-name="T14">charset</text:span></text:span><text:span text:style-name="Source_20_Text"><text:span text:style-name="T13">=</text:span></text:span><text:span text:style-name="Source_20_Text"><text:span text:style-name="T17">"UTF-8"</text:span></text:span><text:span text:style-name="Source_20_Text"><text:span text:style-name="T13">&gt;</text:span></text:span></text:p>
          <text:p text:style-name="P10"><text:span text:style-name="Source_20_Text"><text:span text:style-name="T16"><text:s text:c="4"/></text:span></text:span><text:span text:style-name="Source_20_Text"><text:span text:style-name="T13">&lt;</text:span></text:span><text:span text:style-name="Source_20_Text"><text:span text:style-name="T14">meta</text:span></text:span><text:span text:style-name="Source_20_Text"><text:span text:style-name="T16"> </text:span></text:span><text:span text:style-name="Source_20_Text"><text:span text:style-name="T14">name</text:span></text:span><text:span text:style-name="Source_20_Text"><text:span text:style-name="T13">=</text:span></text:span><text:span text:style-name="Source_20_Text"><text:span text:style-name="T17">"viewport"</text:span></text:span><text:span text:style-name="Source_20_Text"><text:span text:style-name="T16"> </text:span></text:span><text:span text:style-name="Source_20_Text"><text:span text:style-name="T14">content</text:span></text:span><text:span text:style-name="Source_20_Text"><text:span text:style-name="T13">=</text:span></text:span><text:span text:style-name="Source_20_Text"><text:span text:style-name="T17">"width=device-width, initial-scale=1.0"</text:span></text:span><text:span text:style-name="Source_20_Text"><text:span text:style-name="T13">&gt;</text:span></text:span></text:p>
          <text:p text:style-name="P10"><text:span text:style-name="Source_20_Text"><text:span text:style-name="T16"><text:s text:c="4"/></text:span></text:span><text:span text:style-name="Source_20_Text"><text:span text:style-name="T13">&lt;</text:span></text:span><text:span text:style-name="Source_20_Text"><text:span text:style-name="T14">title</text:span></text:span><text:span text:style-name="Source_20_Text"><text:span text:style-name="T13">&gt;</text:span></text:span><text:span text:style-name="Source_20_Text"><text:span text:style-name="T14">Ejercicio</text:span></text:span><text:span text:style-name="Source_20_Text"><text:span text:style-name="T16"> </text:span></text:span><text:span text:style-name="Source_20_Text"><text:span text:style-name="T18">2</text:span></text:span><text:span text:style-name="Source_20_Text"><text:span text:style-name="T13">&lt;</text:span></text:span><text:span text:style-name="Source_20_Text"><text:span text:style-name="T19">/title&gt;</text:span></text:span></text:p>
          <text:p text:style-name="P10"><text:span text:style-name="Source_20_Text"><text:span text:style-name="T16"><text:s text:c="4"/></text:span></text:span><text:span text:style-name="Source_20_Text"><text:span text:style-name="T13">&lt;</text:span></text:span><text:span text:style-name="Source_20_Text"><text:span text:style-name="T14">script</text:span></text:span><text:span text:style-name="Source_20_Text"><text:span text:style-name="T16"> </text:span></text:span><text:span text:style-name="Source_20_Text"><text:span text:style-name="T14">src</text:span></text:span><text:span text:style-name="Source_20_Text"><text:span text:style-name="T13">=</text:span></text:span><text:span text:style-name="Source_20_Text"><text:span text:style-name="T17">"https://code.jquery.com/jquery-3.6.4.min.js"</text:span></text:span><text:span text:style-name="Source_20_Text"><text:span text:style-name="T13">&gt;&lt;</text:span></text:span><text:span text:style-name="Source_20_Text"><text:span text:style-name="T19">/script&gt;</text:span></text:span></text:p>
          <text:p text:style-name="P10"><text:span text:style-name="Source_20_Text"><text:span text:style-name="T13">&lt;</text:span></text:span><text:span text:style-name="Source_20_Text"><text:span text:style-name="T19">/head&gt;</text:span></text:span></text:p>
          <text:p text:style-name="P10"><text:span text:style-name="Source_20_Text"><text:span text:style-name="T13">&lt;</text:span></text:span><text:span text:style-name="Source_20_Text"><text:span text:style-name="T14">body</text:span></text:span><text:span text:style-name="Source_20_Text"><text:span text:style-name="T13">&gt;</text:span></text:span></text:p>
          <text:p text:style-name="P10"><text:span text:style-name="Source_20_Text"><text:span text:style-name="T16"><text:s text:c="4"/></text:span></text:span><text:span text:style-name="Source_20_Text"><text:span text:style-name="T13">&lt;</text:span></text:span><text:span text:style-name="Source_20_Text"><text:span text:style-name="T14">form</text:span></text:span><text:span text:style-name="Source_20_Text"><text:span text:style-name="T13">&gt;</text:span></text:span></text:p>
          <text:p text:style-name="P10"><text:span text:style-name="Source_20_Text"><text:span text:style-name="T16"><text:s text:c="8"/></text:span></text:span><text:span text:style-name="Source_20_Text"><text:span text:style-name="T13">&lt;</text:span></text:span><text:span text:style-name="Source_20_Text"><text:span text:style-name="T14">label</text:span></text:span><text:span text:style-name="Source_20_Text"><text:span text:style-name="T13">&gt;</text:span></text:span><text:span text:style-name="Source_20_Text"><text:span text:style-name="T14">Nombre</text:span></text:span><text:span text:style-name="Source_20_Text"><text:span text:style-name="T13">:&lt;</text:span></text:span><text:span text:style-name="Source_20_Text"><text:span text:style-name="T19">/label&gt;</text:span></text:span></text:p>
          <text:p text:style-name="P10"><text:span text:style-name="Source_20_Text"><text:span text:style-name="T16"><text:s text:c="8"/></text:span></text:span><text:span text:style-name="Source_20_Text"><text:span text:style-name="T13">&lt;</text:span></text:span><text:span text:style-name="Source_20_Text"><text:span text:style-name="T14">input</text:span></text:span><text:span text:style-name="Source_20_Text"><text:span text:style-name="T16"> </text:span></text:span><text:span text:style-name="Source_20_Text"><text:span text:style-name="T14">type</text:span></text:span><text:span text:style-name="Source_20_Text"><text:span text:style-name="T13">=</text:span></text:span><text:span text:style-name="Source_20_Text"><text:span text:style-name="T17">"text"</text:span></text:span><text:span text:style-name="Source_20_Text"><text:span text:style-name="T16"> </text:span></text:span><text:span text:style-name="Source_20_Text"><text:span text:style-name="T14">placeholder</text:span></text:span><text:span text:style-name="Source_20_Text"><text:span text:style-name="T13">=</text:span></text:span><text:span text:style-name="Source_20_Text"><text:span text:style-name="T17">"Escribe tu nombre"</text:span></text:span><text:span text:style-name="Source_20_Text"><text:span text:style-name="T13">&gt;&lt;</text:span></text:span><text:span text:style-name="Source_20_Text"><text:span text:style-name="T14">br</text:span></text:span><text:span text:style-name="Source_20_Text"><text:span text:style-name="T13">&gt;</text:span></text:span></text:p>
          <text:p text:style-name="P10"><text:span text:style-name="Source_20_Text"><text:span text:style-name="T16"><text:s text:c="8"/></text:span></text:span><text:span text:style-name="Source_20_Text"><text:span text:style-name="T13">&lt;</text:span></text:span><text:span text:style-name="Source_20_Text"><text:span text:style-name="T14">label</text:span></text:span><text:span text:style-name="Source_20_Text"><text:span text:style-name="T13">&gt;</text:span></text:span><text:span text:style-name="Source_20_Text"><text:span text:style-name="T14">Contraseña</text:span></text:span><text:span text:style-name="Source_20_Text"><text:span text:style-name="T13">:&lt;</text:span></text:span><text:span text:style-name="Source_20_Text"><text:span text:style-name="T19">/label&gt;</text:span></text:span></text:p>
          <text:p text:style-name="P10"><text:span text:style-name="Source_20_Text"><text:span text:style-name="T16"><text:s text:c="8"/></text:span></text:span><text:span text:style-name="Source_20_Text"><text:span text:style-name="T13">&lt;</text:span></text:span><text:span text:style-name="Source_20_Text"><text:span text:style-name="T14">input</text:span></text:span><text:span text:style-name="Source_20_Text"><text:span text:style-name="T16"> </text:span></text:span><text:span text:style-name="Source_20_Text"><text:span text:style-name="T14">type</text:span></text:span><text:span text:style-name="Source_20_Text"><text:span text:style-name="T13">=</text:span></text:span><text:span text:style-name="Source_20_Text"><text:span text:style-name="T17">"password"</text:span></text:span><text:span text:style-name="Source_20_Text"><text:span text:style-name="T16"> </text:span></text:span><text:span text:style-name="Source_20_Text"><text:span text:style-name="T14">placeholder</text:span></text:span><text:span text:style-name="Source_20_Text"><text:span text:style-name="T13">=</text:span></text:span><text:span text:style-name="Source_20_Text"><text:span text:style-name="T17">"Escribe tu contraseña"</text:span></text:span><text:span text:style-name="Source_20_Text"><text:span text:style-name="T13">&gt;&lt;</text:span></text:span><text:span text:style-name="Source_20_Text"><text:span text:style-name="T14">br</text:span></text:span><text:span text:style-name="Source_20_Text"><text:span text:style-name="T13">&gt;</text:span></text:span></text:p>
          <text:p text:style-name="P10"><text:span text:style-name="Source_20_Text"><text:span text:style-name="T16"><text:s text:c="8"/></text:span></text:span><text:span text:style-name="Source_20_Text"><text:span text:style-name="T13">&lt;</text:span></text:span><text:span text:style-name="Source_20_Text"><text:span text:style-name="T14">label</text:span></text:span><text:span text:style-name="Source_20_Text"><text:span text:style-name="T13">&gt;</text:span></text:span><text:span text:style-name="Source_20_Text"><text:span text:style-name="T14">Email</text:span></text:span><text:span text:style-name="Source_20_Text"><text:span text:style-name="T13">:&lt;</text:span></text:span><text:span text:style-name="Source_20_Text"><text:span text:style-name="T19">/label&gt;</text:span></text:span></text:p>
          <text:p text:style-name="P10"><text:span text:style-name="Source_20_Text"><text:span text:style-name="T16"><text:s text:c="8"/></text:span></text:span><text:span text:style-name="Source_20_Text"><text:span text:style-name="T13">&lt;</text:span></text:span><text:span text:style-name="Source_20_Text"><text:span text:style-name="T14">input</text:span></text:span><text:span text:style-name="Source_20_Text"><text:span text:style-name="T16"> </text:span></text:span><text:span text:style-name="Source_20_Text"><text:span text:style-name="T14">type</text:span></text:span><text:span text:style-name="Source_20_Text"><text:span text:style-name="T13">=</text:span></text:span><text:span text:style-name="Source_20_Text"><text:span text:style-name="T17">"email"</text:span></text:span><text:span text:style-name="Source_20_Text"><text:span text:style-name="T16"> </text:span></text:span><text:span text:style-name="Source_20_Text"><text:span text:style-name="T14">placeholder</text:span></text:span><text:span text:style-name="Source_20_Text"><text:span text:style-name="T13">=</text:span></text:span><text:span text:style-name="Source_20_Text"><text:span text:style-name="T17">"Escribe tu correo"</text:span></text:span><text:span text:style-name="Source_20_Text"><text:span text:style-name="T13">&gt;&lt;</text:span></text:span><text:span text:style-name="Source_20_Text"><text:span text:style-name="T14">br</text:span></text:span><text:span text:style-name="Source_20_Text"><text:span text:style-name="T13">&gt;</text:span></text:span></text:p>
          <text:p text:style-name="P10"><text:span text:style-name="Source_20_Text"><text:span text:style-name="T16"><text:s text:c="4"/></text:span></text:span><text:span text:style-name="Source_20_Text"><text:span text:style-name="T13">&lt;</text:span></text:span><text:span text:style-name="Source_20_Text"><text:span text:style-name="T19">/form&gt;</text:span></text:span></text:p>
          <text:p text:style-name="P10"><text:span text:style-name="Source_20_Text"><text:span text:style-name="T16"><text:s text:c="4"/></text:span></text:span><text:span text:style-name="Source_20_Text"><text:span text:style-name="T13">&lt;</text:span></text:span><text:span text:style-name="Source_20_Text"><text:span text:style-name="T14">button</text:span></text:span><text:span text:style-name="Source_20_Text"><text:span text:style-name="T16"> </text:span></text:span><text:span text:style-name="Source_20_Text"><text:span text:style-name="T14">id</text:span></text:span><text:span text:style-name="Source_20_Text"><text:span text:style-name="T13">=</text:span></text:span><text:span text:style-name="Source_20_Text"><text:span text:style-name="T17">"mostrarValores"</text:span></text:span><text:span text:style-name="Source_20_Text"><text:span text:style-name="T13">&gt;</text:span></text:span><text:span text:style-name="Source_20_Text"><text:span text:style-name="T14">Mostrar</text:span></text:span><text:span text:style-name="Source_20_Text"><text:span text:style-name="T16"> </text:span></text:span><text:span text:style-name="Source_20_Text"><text:span text:style-name="T14">Valores</text:span></text:span><text:span text:style-name="Source_20_Text"><text:span text:style-name="T13">&lt;</text:span></text:span><text:span text:style-name="Source_20_Text"><text:span text:style-name="T19">/button&gt;</text:span></text:span></text:p>
          <text:p text:style-name="P10"><text:span text:style-name="Source_20_Text"><text:span text:style-name="T16"><text:s text:c="4"/></text:span></text:span><text:span text:style-name="Source_20_Text"><text:span text:style-name="T13">&lt;</text:span></text:span><text:span text:style-name="Source_20_Text"><text:span text:style-name="T14">script</text:span></text:span><text:span text:style-name="Source_20_Text"><text:span text:style-name="T13">&gt;</text:span></text:span></text:p>
          <text:p text:style-name="P10"><text:span text:style-name="Source_20_Text"><text:span text:style-name="T16"><text:s text:c="8"/></text:span></text:span><text:span text:style-name="Source_20_Text"><text:span text:style-name="T21">// Escribe aquí tu código jQuery</text:span></text:span></text:p>
          <text:p text:style-name="P10"><text:span text:style-name="Source_20_Text"><text:span text:style-name="T16"><text:s text:c="4"/></text:span></text:span><text:span text:style-name="Source_20_Text"><text:span text:style-name="T13">&lt;</text:span></text:span><text:span text:style-name="Source_20_Text"><text:span text:style-name="T19">/script&gt;</text:span></text:span></text:p>
          <text:p text:style-name="P10"><text:span text:style-name="Source_20_Text"><text:span text:style-name="T13">&lt;</text:span></text:span><text:span text:style-name="Source_20_Text"><text:span text:style-name="T19">/body&gt;</text:span></text:span></text:p>
          <text:p text:style-name="P11"><text:span text:style-name="Source_20_Text"><text:span text:style-name="T13">&lt;</text:span></text:span><text:span text:style-name="Source_20_Text"><text:span text:style-name="T19">/html&gt;</text:span></text:span></text:p>
        </text:list-item>
      </text:list>
      <text:h text:style-name="Heading_20_3" text:outline-level="3"><text:span text:style-name="Strong_20_Emphasis"><text:span text:style-name="T2"/></text:span></text:h>
      <text:h text:style-name="Heading_20_3" text:outline-level="3"><text:span text:style-name="Strong_20_Emphasis"><text:span text:style-name="T2">Objetivo de aprendizaje</text:span></text:span></text:h>
      <text:list xml:id="list3443178201" text:style-name="L6">
        <text:list-item>
          <text:p text:style-name="P41"><text:span text:style-name="Strong_20_Emphasis"><text:span text:style-name="T2">Ejercicio </text:span></text:span><text:span text:style-name="Strong_20_Emphasis"><text:span text:style-name="T5">3</text:span></text:span><text:span text:style-name="T2">: Practicar la selección de múltiples elementos combinando clases en un solo selector (</text:span><text:span text:style-name="Source_20_Text"><text:span text:style-name="T2">$('.clase1, .clase2')</text:span></text:span><text:span text:style-name="T2">). </text:span></text:p>
        </text:list-item>
        <text:list-item>
          <text:p text:style-name="P40"><text:span text:style-name="Strong_20_Emphasis"><text:span text:style-name="T2">Ejercicio </text:span></text:span><text:span text:style-name="Strong_20_Emphasis"><text:span text:style-name="T5">4</text:span></text:span><text:span text:style-name="T2">: Aprender a usar la selección por atributos (</text:span><text:span text:style-name="Source_20_Text"><text:span text:style-name="T2">$('[atributo="valor"]')</text:span></text:span><text:span text:style-name="T2">) y manipular valores de elementos de entrada. </text:span></text:p>
        </text:list-item>
      </text:list>
      <text:p text:style-name="P27"/>
      <text:p text:style-name="P20"/>
      <text:p text:style-name="P20"/>
      <text:h text:style-name="Heading_20_3" text:outline-level="3"><text:soft-page-break/><text:span text:style-name="Strong_20_Emphasis"><text:span text:style-name="T2">Ejercicio </text:span></text:span><text:span text:style-name="Strong_20_Emphasis"><text:span text:style-name="T6">5</text:span></text:span><text:span text:style-name="Strong_20_Emphasis"><text:span text:style-name="T2">: Resaltar elementos específicos dentro de una lista</text:span></text:span></text:h>
      <text:list xml:id="list3036441527" text:style-name="L7">
        <text:list-item>
          <text:p text:style-name="P42"><text:span text:style-name="Strong_20_Emphasis"><text:span text:style-name="T2">Instrucciones</text:span></text:span><text:span text:style-name="T2">:</text:span></text:p>
          <text:list>
            <text:list-item>
              <text:p text:style-name="P32">Crea un archivo HTML con los siguientes elementos: </text:p>
              <text:list>
                <text:list-item>
                  <text:p text:style-name="P43"><text:span text:style-name="T2">Una lista desordenada </text:span><text:span text:style-name="Source_20_Text"><text:span text:style-name="T2">&lt;ul&gt;</text:span></text:span><text:span text:style-name="T2"> con los siguientes elementos: </text:span></text:p>
                  <text:list>
                    <text:list-item>
                      <text:p text:style-name="P43"><text:span text:style-name="T2">Un </text:span><text:span text:style-name="Source_20_Text"><text:span text:style-name="T2">&lt;li&gt;</text:span></text:span><text:span text:style-name="T2"> que contiene otro </text:span><text:span text:style-name="Source_20_Text"><text:span text:style-name="T2">&lt;ul&gt;</text:span></text:span><text:span text:style-name="T2"> con tres </text:span><text:span text:style-name="Source_20_Text"><text:span text:style-name="T2">&lt;li&gt;</text:span></text:span><text:span text:style-name="T2"> internos. </text:span></text:p>
                    </text:list-item>
                    <text:list-item>
                      <text:p text:style-name="P43"><text:span text:style-name="T2">Otros dos </text:span><text:span text:style-name="Source_20_Text"><text:span text:style-name="T2">&lt;li&gt;</text:span></text:span><text:span text:style-name="T2"> que no contienen listas. </text:span></text:p>
                    </text:list-item>
                  </text:list>
                </text:list-item>
                <text:list-item>
                  <text:p text:style-name="P43"><text:span text:style-name="T2">Un botón con el ID </text:span><text:span text:style-name="Source_20_Text"><text:span text:style-name="T2">resaltarSubelementos</text:span></text:span><text:span text:style-name="T2">. </text:span></text:p>
                </text:list-item>
              </text:list>
            </text:list-item>
            <text:list-item>
              <text:p text:style-name="P32">Escribe un script en jQuery para que: </text:p>
              <text:list>
                <text:list-item>
                  <text:p text:style-name="P43"><text:span text:style-name="T2">Al hacer clic en el botón, los elementos </text:span><text:span text:style-name="Source_20_Text"><text:span text:style-name="T2">&lt;li&gt;</text:span></text:span><text:span text:style-name="T2"> dentro del segundo nivel de la lista se resalten (por ejemplo, cambien el fondo a amarillo). </text:span></text:p>
                </text:list-item>
                <text:list-item>
                  <text:p text:style-name="P32">Los elementos del primer nivel no deben cambiar. </text:p>
                </text:list-item>
              </text:list>
            </text:list-item>
          </text:list>
        </text:list-item>
        <text:list-item>
          <text:p text:style-name="P42"><text:span text:style-name="Strong_20_Emphasis"><text:span text:style-name="T2">Código base (HTML)</text:span></text:span><text:span text:style-name="T2">:</text:span></text:p>
          <text:p text:style-name="P12"><text:span text:style-name="Source_20_Text"><text:span text:style-name="T13">&lt;!</text:span></text:span><text:span text:style-name="Source_20_Text"><text:span text:style-name="T14">DOCTYPE</text:span></text:span><text:span text:style-name="Source_20_Text"><text:span text:style-name="T16"> </text:span></text:span><text:span text:style-name="Source_20_Text"><text:span text:style-name="T14">html</text:span></text:span><text:span text:style-name="Source_20_Text"><text:span text:style-name="T13">&gt;</text:span></text:span></text:p>
          <text:p text:style-name="P12"><text:span text:style-name="Source_20_Text"><text:span text:style-name="T13">&lt;</text:span></text:span><text:span text:style-name="Source_20_Text"><text:span text:style-name="T14">html</text:span></text:span><text:span text:style-name="Source_20_Text"><text:span text:style-name="T16"> </text:span></text:span><text:span text:style-name="Source_20_Text"><text:span text:style-name="T14">lang</text:span></text:span><text:span text:style-name="Source_20_Text"><text:span text:style-name="T13">=</text:span></text:span><text:span text:style-name="Source_20_Text"><text:span text:style-name="T17">"en"</text:span></text:span><text:span text:style-name="Source_20_Text"><text:span text:style-name="T13">&gt;</text:span></text:span></text:p>
          <text:p text:style-name="P12"><text:span text:style-name="Source_20_Text"><text:span text:style-name="T13">&lt;</text:span></text:span><text:span text:style-name="Source_20_Text"><text:span text:style-name="T14">head</text:span></text:span><text:span text:style-name="Source_20_Text"><text:span text:style-name="T13">&gt;</text:span></text:span></text:p>
          <text:p text:style-name="P12"><text:span text:style-name="Source_20_Text"><text:span text:style-name="T16"><text:s text:c="4"/></text:span></text:span><text:span text:style-name="Source_20_Text"><text:span text:style-name="T13">&lt;</text:span></text:span><text:span text:style-name="Source_20_Text"><text:span text:style-name="T14">meta</text:span></text:span><text:span text:style-name="Source_20_Text"><text:span text:style-name="T16"> </text:span></text:span><text:span text:style-name="Source_20_Text"><text:span text:style-name="T14">charset</text:span></text:span><text:span text:style-name="Source_20_Text"><text:span text:style-name="T13">=</text:span></text:span><text:span text:style-name="Source_20_Text"><text:span text:style-name="T17">"UTF-8"</text:span></text:span><text:span text:style-name="Source_20_Text"><text:span text:style-name="T13">&gt;</text:span></text:span></text:p>
          <text:p text:style-name="P12"><text:span text:style-name="Source_20_Text"><text:span text:style-name="T16"><text:s text:c="4"/></text:span></text:span><text:span text:style-name="Source_20_Text"><text:span text:style-name="T13">&lt;</text:span></text:span><text:span text:style-name="Source_20_Text"><text:span text:style-name="T14">meta</text:span></text:span><text:span text:style-name="Source_20_Text"><text:span text:style-name="T16"> </text:span></text:span><text:span text:style-name="Source_20_Text"><text:span text:style-name="T14">name</text:span></text:span><text:span text:style-name="Source_20_Text"><text:span text:style-name="T13">=</text:span></text:span><text:span text:style-name="Source_20_Text"><text:span text:style-name="T17">"viewport"</text:span></text:span><text:span text:style-name="Source_20_Text"><text:span text:style-name="T16"> </text:span></text:span><text:span text:style-name="Source_20_Text"><text:span text:style-name="T14">content</text:span></text:span><text:span text:style-name="Source_20_Text"><text:span text:style-name="T13">=</text:span></text:span><text:span text:style-name="Source_20_Text"><text:span text:style-name="T17">"width=device-width, initial-scale=1.0"</text:span></text:span><text:span text:style-name="Source_20_Text"><text:span text:style-name="T13">&gt;</text:span></text:span></text:p>
          <text:p text:style-name="P12"><text:span text:style-name="Source_20_Text"><text:span text:style-name="T16"><text:s text:c="4"/></text:span></text:span><text:span text:style-name="Source_20_Text"><text:span text:style-name="T13">&lt;</text:span></text:span><text:span text:style-name="Source_20_Text"><text:span text:style-name="T14">title</text:span></text:span><text:span text:style-name="Source_20_Text"><text:span text:style-name="T13">&gt;</text:span></text:span><text:span text:style-name="Source_20_Text"><text:span text:style-name="T14">Ejercicio</text:span></text:span><text:span text:style-name="Source_20_Text"><text:span text:style-name="T16"> </text:span></text:span><text:span text:style-name="Source_20_Text"><text:span text:style-name="T18">1</text:span></text:span><text:span text:style-name="Source_20_Text"><text:span text:style-name="T13">&lt;</text:span></text:span><text:span text:style-name="Source_20_Text"><text:span text:style-name="T19">/title&gt;</text:span></text:span></text:p>
          <text:p text:style-name="P12"><text:span text:style-name="Source_20_Text"><text:span text:style-name="T16"><text:s text:c="4"/></text:span></text:span><text:span text:style-name="Source_20_Text"><text:span text:style-name="T13">&lt;</text:span></text:span><text:span text:style-name="Source_20_Text"><text:span text:style-name="T14">script</text:span></text:span><text:span text:style-name="Source_20_Text"><text:span text:style-name="T16"> </text:span></text:span><text:span text:style-name="Source_20_Text"><text:span text:style-name="T14">src</text:span></text:span><text:span text:style-name="Source_20_Text"><text:span text:style-name="T13">=</text:span></text:span><text:span text:style-name="Source_20_Text"><text:span text:style-name="T17">"https://code.jquery.com/jquery-3.6.4.min.js"</text:span></text:span><text:span text:style-name="Source_20_Text"><text:span text:style-name="T13">&gt;&lt;</text:span></text:span><text:span text:style-name="Source_20_Text"><text:span text:style-name="T19">/script&gt;</text:span></text:span></text:p>
          <text:p text:style-name="P12"><text:span text:style-name="Source_20_Text"><text:span text:style-name="T13">&lt;</text:span></text:span><text:span text:style-name="Source_20_Text"><text:span text:style-name="T19">/head&gt;</text:span></text:span></text:p>
          <text:p text:style-name="P12"><text:span text:style-name="Source_20_Text"><text:span text:style-name="T13">&lt;</text:span></text:span><text:span text:style-name="Source_20_Text"><text:span text:style-name="T14">body</text:span></text:span><text:span text:style-name="Source_20_Text"><text:span text:style-name="T13">&gt;</text:span></text:span></text:p>
          <text:p text:style-name="P12"><text:span text:style-name="Source_20_Text"><text:span text:style-name="T16"><text:s text:c="4"/></text:span></text:span><text:span text:style-name="Source_20_Text"><text:span text:style-name="T13">&lt;</text:span></text:span><text:span text:style-name="Source_20_Text"><text:span text:style-name="T14">ul</text:span></text:span><text:span text:style-name="Source_20_Text"><text:span text:style-name="T13">&gt;</text:span></text:span></text:p>
          <text:p text:style-name="P12"><text:span text:style-name="Source_20_Text"><text:span text:style-name="T16"><text:s text:c="8"/></text:span></text:span><text:span text:style-name="Source_20_Text"><text:span text:style-name="T13">&lt;</text:span></text:span><text:span text:style-name="Source_20_Text"><text:span text:style-name="T14">li</text:span></text:span><text:span text:style-name="Source_20_Text"><text:span text:style-name="T13">&gt;</text:span></text:span></text:p>
          <text:p text:style-name="P12"><text:span text:style-name="Source_20_Text"><text:span text:style-name="T16"><text:s text:c="12"/></text:span></text:span><text:span text:style-name="Source_20_Text"><text:span text:style-name="T14">Elemento</text:span></text:span><text:span text:style-name="Source_20_Text"><text:span text:style-name="T16"> </text:span></text:span><text:span text:style-name="Source_20_Text"><text:span text:style-name="T18">1</text:span></text:span></text:p>
          <text:p text:style-name="P12"><text:span text:style-name="Source_20_Text"><text:span text:style-name="T16"><text:s text:c="12"/></text:span></text:span><text:span text:style-name="Source_20_Text"><text:span text:style-name="T13">&lt;</text:span></text:span><text:span text:style-name="Source_20_Text"><text:span text:style-name="T14">ul</text:span></text:span><text:span text:style-name="Source_20_Text"><text:span text:style-name="T13">&gt;</text:span></text:span></text:p>
          <text:p text:style-name="P12"><text:span text:style-name="Source_20_Text"><text:span text:style-name="T16"><text:s text:c="16"/></text:span></text:span><text:span text:style-name="Source_20_Text"><text:span text:style-name="T13">&lt;</text:span></text:span><text:span text:style-name="Source_20_Text"><text:span text:style-name="T14">li</text:span></text:span><text:span text:style-name="Source_20_Text"><text:span text:style-name="T13">&gt;</text:span></text:span><text:span text:style-name="Source_20_Text"><text:span text:style-name="T14">Subelemento</text:span></text:span><text:span text:style-name="Source_20_Text"><text:span text:style-name="T16"> </text:span></text:span><text:span text:style-name="Source_20_Text"><text:span text:style-name="T18">1.1</text:span></text:span><text:span text:style-name="Source_20_Text"><text:span text:style-name="T13">&lt;</text:span></text:span><text:span text:style-name="Source_20_Text"><text:span text:style-name="T19">/li&gt;</text:span></text:span></text:p>
          <text:p text:style-name="P12"><text:span text:style-name="Source_20_Text"><text:span text:style-name="T16"><text:s text:c="16"/></text:span></text:span><text:span text:style-name="Source_20_Text"><text:span text:style-name="T13">&lt;</text:span></text:span><text:span text:style-name="Source_20_Text"><text:span text:style-name="T14">li</text:span></text:span><text:span text:style-name="Source_20_Text"><text:span text:style-name="T13">&gt;</text:span></text:span><text:span text:style-name="Source_20_Text"><text:span text:style-name="T14">Subelemento</text:span></text:span><text:span text:style-name="Source_20_Text"><text:span text:style-name="T16"> </text:span></text:span><text:span text:style-name="Source_20_Text"><text:span text:style-name="T18">1.2</text:span></text:span><text:span text:style-name="Source_20_Text"><text:span text:style-name="T13">&lt;</text:span></text:span><text:span text:style-name="Source_20_Text"><text:span text:style-name="T19">/li&gt;</text:span></text:span></text:p>
          <text:p text:style-name="P12"><text:span text:style-name="Source_20_Text"><text:span text:style-name="T16"><text:s text:c="16"/></text:span></text:span><text:span text:style-name="Source_20_Text"><text:span text:style-name="T13">&lt;</text:span></text:span><text:span text:style-name="Source_20_Text"><text:span text:style-name="T14">li</text:span></text:span><text:span text:style-name="Source_20_Text"><text:span text:style-name="T13">&gt;</text:span></text:span><text:span text:style-name="Source_20_Text"><text:span text:style-name="T14">Subelemento</text:span></text:span><text:span text:style-name="Source_20_Text"><text:span text:style-name="T16"> </text:span></text:span><text:span text:style-name="Source_20_Text"><text:span text:style-name="T18">1.3</text:span></text:span><text:span text:style-name="Source_20_Text"><text:span text:style-name="T13">&lt;</text:span></text:span><text:span text:style-name="Source_20_Text"><text:span text:style-name="T19">/li&gt;</text:span></text:span></text:p>
          <text:p text:style-name="P12"><text:span text:style-name="Source_20_Text"><text:span text:style-name="T16"><text:s text:c="12"/></text:span></text:span><text:span text:style-name="Source_20_Text"><text:span text:style-name="T13">&lt;</text:span></text:span><text:span text:style-name="Source_20_Text"><text:span text:style-name="T19">/ul&gt;</text:span></text:span></text:p>
          <text:p text:style-name="P12"><text:span text:style-name="Source_20_Text"><text:span text:style-name="T16"><text:s text:c="8"/></text:span></text:span><text:span text:style-name="Source_20_Text"><text:span text:style-name="T13">&lt;</text:span></text:span><text:span text:style-name="Source_20_Text"><text:span text:style-name="T19">/li&gt;</text:span></text:span></text:p>
          <text:p text:style-name="P12"><text:span text:style-name="Source_20_Text"><text:span text:style-name="T16"><text:s text:c="8"/></text:span></text:span><text:span text:style-name="Source_20_Text"><text:span text:style-name="T13">&lt;</text:span></text:span><text:span text:style-name="Source_20_Text"><text:span text:style-name="T14">li</text:span></text:span><text:span text:style-name="Source_20_Text"><text:span text:style-name="T13">&gt;</text:span></text:span><text:span text:style-name="Source_20_Text"><text:span text:style-name="T14">Elemento</text:span></text:span><text:span text:style-name="Source_20_Text"><text:span text:style-name="T16"> </text:span></text:span><text:span text:style-name="Source_20_Text"><text:span text:style-name="T18">2</text:span></text:span><text:span text:style-name="Source_20_Text"><text:span text:style-name="T13">&lt;</text:span></text:span><text:span text:style-name="Source_20_Text"><text:span text:style-name="T19">/li&gt;</text:span></text:span></text:p>
          <text:p text:style-name="P12"><text:span text:style-name="Source_20_Text"><text:span text:style-name="T16"><text:s text:c="8"/></text:span></text:span><text:span text:style-name="Source_20_Text"><text:span text:style-name="T13">&lt;</text:span></text:span><text:span text:style-name="Source_20_Text"><text:span text:style-name="T14">li</text:span></text:span><text:span text:style-name="Source_20_Text"><text:span text:style-name="T13">&gt;</text:span></text:span><text:span text:style-name="Source_20_Text"><text:span text:style-name="T14">Elemento</text:span></text:span><text:span text:style-name="Source_20_Text"><text:span text:style-name="T16"> </text:span></text:span><text:span text:style-name="Source_20_Text"><text:span text:style-name="T18">3</text:span></text:span><text:span text:style-name="Source_20_Text"><text:span text:style-name="T13">&lt;</text:span></text:span><text:span text:style-name="Source_20_Text"><text:span text:style-name="T19">/li&gt;</text:span></text:span></text:p>
          <text:p text:style-name="P12"><text:span text:style-name="Source_20_Text"><text:span text:style-name="T16"><text:s text:c="4"/></text:span></text:span><text:span text:style-name="Source_20_Text"><text:span text:style-name="T13">&lt;</text:span></text:span><text:span text:style-name="Source_20_Text"><text:span text:style-name="T19">/ul&gt;</text:span></text:span></text:p>
          <text:p text:style-name="P12"><text:span text:style-name="Source_20_Text"><text:span text:style-name="T16"><text:s text:c="4"/></text:span></text:span><text:span text:style-name="Source_20_Text"><text:span text:style-name="T13">&lt;</text:span></text:span><text:span text:style-name="Source_20_Text"><text:span text:style-name="T14">button</text:span></text:span><text:span text:style-name="Source_20_Text"><text:span text:style-name="T16"> </text:span></text:span><text:span text:style-name="Source_20_Text"><text:span text:style-name="T14">id</text:span></text:span><text:span text:style-name="Source_20_Text"><text:span text:style-name="T13">=</text:span></text:span><text:span text:style-name="Source_20_Text"><text:span text:style-name="T17">"resaltarSubelementos"</text:span></text:span><text:span text:style-name="Source_20_Text"><text:span text:style-name="T13">&gt;</text:span></text:span><text:span text:style-name="Source_20_Text"><text:span text:style-name="T14">Resaltar</text:span></text:span><text:span text:style-name="Source_20_Text"><text:span text:style-name="T16"> </text:span></text:span><text:span text:style-name="Source_20_Text"><text:span text:style-name="T14">Subelementos</text:span></text:span><text:span text:style-name="Source_20_Text"><text:span text:style-name="T13">&lt;</text:span></text:span><text:span text:style-name="Source_20_Text"><text:span text:style-name="T19">/button&gt;</text:span></text:span></text:p>
          <text:p text:style-name="P12"><text:span text:style-name="Source_20_Text"><text:span text:style-name="T16"><text:s text:c="4"/></text:span></text:span><text:span text:style-name="Source_20_Text"><text:span text:style-name="T13">&lt;</text:span></text:span><text:span text:style-name="Source_20_Text"><text:span text:style-name="T14">script</text:span></text:span><text:span text:style-name="Source_20_Text"><text:span text:style-name="T13">&gt;</text:span></text:span></text:p>
          <text:p text:style-name="P12"><text:span text:style-name="Source_20_Text"><text:span text:style-name="T16"><text:s text:c="8"/></text:span></text:span><text:span text:style-name="Source_20_Text"><text:span text:style-name="T21">// Escribe aquí tu código jQuery</text:span></text:span></text:p>
          <text:p text:style-name="P12"><text:span text:style-name="Source_20_Text"><text:span text:style-name="T16"><text:s text:c="4"/></text:span></text:span><text:span text:style-name="Source_20_Text"><text:span text:style-name="T13">&lt;</text:span></text:span><text:span text:style-name="Source_20_Text"><text:span text:style-name="T19">/script&gt;</text:span></text:span></text:p>
          <text:p text:style-name="P12"><text:span text:style-name="Source_20_Text"><text:span text:style-name="T13">&lt;</text:span></text:span><text:span text:style-name="Source_20_Text"><text:span text:style-name="T19">/body&gt;</text:span></text:span></text:p>
          <text:p text:style-name="P13"><text:span text:style-name="Source_20_Text"><text:span text:style-name="T13">&lt;</text:span></text:span><text:span text:style-name="Source_20_Text"><text:span text:style-name="T19">/html&gt;</text:span></text:span></text:p>
        </text:list-item>
      </text:list>
      <text:h text:style-name="Heading_20_3" text:outline-level="3"><text:span text:style-name="Strong_20_Emphasis"><text:span text:style-name="T2"/></text:span></text:h>
      <text:h text:style-name="Heading_20_3" text:outline-level="3"><text:span text:style-name="Strong_20_Emphasis"><text:span text:style-name="T2">Ejercicio </text:span></text:span><text:span text:style-name="Strong_20_Emphasis"><text:span text:style-name="T6">6</text:span></text:span><text:span text:style-name="Strong_20_Emphasis"><text:span text:style-name="T2">: Selección de hijos directos</text:span></text:span></text:h>
      <text:list xml:id="list4209050776" text:style-name="L8">
        <text:list-item>
          <text:p text:style-name="P44"><text:span text:style-name="Strong_20_Emphasis"><text:span text:style-name="T2">Instrucciones</text:span></text:span><text:span text:style-name="T2">:</text:span></text:p>
          <text:list>
            <text:list-item>
              <text:p text:style-name="P33">Crea un archivo HTML con los siguientes elementos: </text:p>
              <text:list>
                <text:list-item>
                  <text:p text:style-name="P45"><text:soft-page-break/><text:span text:style-name="T2">Un contenedor </text:span><text:span text:style-name="Source_20_Text"><text:span text:style-name="T2">&lt;div&gt;</text:span></text:span><text:span text:style-name="T2"> con la clase </text:span><text:span text:style-name="Source_20_Text"><text:span text:style-name="T2">contenedor</text:span></text:span><text:span text:style-name="T2"> que contiene: </text:span></text:p>
                  <text:list>
                    <text:list-item>
                      <text:p text:style-name="P45"><text:span text:style-name="T2">Un párrafo </text:span><text:span text:style-name="Source_20_Text"><text:span text:style-name="T2">&lt;p&gt;</text:span></text:span><text:span text:style-name="T2"> con el texto "Soy un hijo directo". </text:span></text:p>
                    </text:list-item>
                    <text:list-item>
                      <text:p text:style-name="P45"><text:span text:style-name="T2">Otro </text:span><text:span text:style-name="Source_20_Text"><text:span text:style-name="T2">&lt;div&gt;</text:span></text:span><text:span text:style-name="T2"> que contiene un párrafo </text:span><text:span text:style-name="Source_20_Text"><text:span text:style-name="T2">&lt;p&gt;</text:span></text:span><text:span text:style-name="T2"> con el texto "Soy un hijo indirecto". </text:span></text:p>
                    </text:list-item>
                  </text:list>
                </text:list-item>
                <text:list-item>
                  <text:p text:style-name="P45"><text:span text:style-name="T2">Un botón con el ID </text:span><text:span text:style-name="Source_20_Text"><text:span text:style-name="T2">resaltarHijos</text:span></text:span><text:span text:style-name="T2">. </text:span></text:p>
                </text:list-item>
              </text:list>
            </text:list-item>
            <text:list-item>
              <text:p text:style-name="P33">Escribe un script en jQuery para que: </text:p>
              <text:list>
                <text:list-item>
                  <text:p text:style-name="P45"><text:span text:style-name="T2">Al hacer clic en el botón, solo los hijos directos </text:span><text:span text:style-name="Source_20_Text"><text:span text:style-name="T2">&lt;p&gt;</text:span></text:span><text:span text:style-name="T2"> del contenedor principal tengan el fondo azul. </text:span></text:p>
                </text:list-item>
                <text:list-item>
                  <text:p text:style-name="P45"><text:span text:style-name="T2">El párrafo dentro del segundo </text:span><text:span text:style-name="Source_20_Text"><text:span text:style-name="T2">&lt;div&gt;</text:span></text:span><text:span text:style-name="T2"> no debe cambiar. </text:span></text:p>
                </text:list-item>
              </text:list>
            </text:list-item>
          </text:list>
        </text:list-item>
        <text:list-item>
          <text:p text:style-name="P44"><text:span text:style-name="Strong_20_Emphasis"><text:span text:style-name="T2">Código base (HTML)</text:span></text:span><text:span text:style-name="T2">:</text:span></text:p>
          <text:p text:style-name="P14"><text:span text:style-name="Source_20_Text"><text:span text:style-name="T13">&lt;!</text:span></text:span><text:span text:style-name="Source_20_Text"><text:span text:style-name="T14">DOCTYPE</text:span></text:span><text:span text:style-name="Source_20_Text"><text:span text:style-name="T16"> </text:span></text:span><text:span text:style-name="Source_20_Text"><text:span text:style-name="T14">html</text:span></text:span><text:span text:style-name="Source_20_Text"><text:span text:style-name="T13">&gt;</text:span></text:span></text:p>
          <text:p text:style-name="P14"><text:span text:style-name="Source_20_Text"><text:span text:style-name="T13">&lt;</text:span></text:span><text:span text:style-name="Source_20_Text"><text:span text:style-name="T14">html</text:span></text:span><text:span text:style-name="Source_20_Text"><text:span text:style-name="T16"> </text:span></text:span><text:span text:style-name="Source_20_Text"><text:span text:style-name="T14">lang</text:span></text:span><text:span text:style-name="Source_20_Text"><text:span text:style-name="T13">=</text:span></text:span><text:span text:style-name="Source_20_Text"><text:span text:style-name="T17">"en"</text:span></text:span><text:span text:style-name="Source_20_Text"><text:span text:style-name="T13">&gt;</text:span></text:span></text:p>
          <text:p text:style-name="P14"><text:span text:style-name="Source_20_Text"><text:span text:style-name="T13">&lt;</text:span></text:span><text:span text:style-name="Source_20_Text"><text:span text:style-name="T14">head</text:span></text:span><text:span text:style-name="Source_20_Text"><text:span text:style-name="T13">&gt;</text:span></text:span></text:p>
          <text:p text:style-name="P14"><text:span text:style-name="Source_20_Text"><text:span text:style-name="T16"><text:s text:c="4"/></text:span></text:span><text:span text:style-name="Source_20_Text"><text:span text:style-name="T13">&lt;</text:span></text:span><text:span text:style-name="Source_20_Text"><text:span text:style-name="T14">meta</text:span></text:span><text:span text:style-name="Source_20_Text"><text:span text:style-name="T16"> </text:span></text:span><text:span text:style-name="Source_20_Text"><text:span text:style-name="T14">charset</text:span></text:span><text:span text:style-name="Source_20_Text"><text:span text:style-name="T13">=</text:span></text:span><text:span text:style-name="Source_20_Text"><text:span text:style-name="T17">"UTF-8"</text:span></text:span><text:span text:style-name="Source_20_Text"><text:span text:style-name="T13">&gt;</text:span></text:span></text:p>
          <text:p text:style-name="P14"><text:span text:style-name="Source_20_Text"><text:span text:style-name="T16"><text:s text:c="4"/></text:span></text:span><text:span text:style-name="Source_20_Text"><text:span text:style-name="T13">&lt;</text:span></text:span><text:span text:style-name="Source_20_Text"><text:span text:style-name="T14">meta</text:span></text:span><text:span text:style-name="Source_20_Text"><text:span text:style-name="T16"> </text:span></text:span><text:span text:style-name="Source_20_Text"><text:span text:style-name="T14">name</text:span></text:span><text:span text:style-name="Source_20_Text"><text:span text:style-name="T13">=</text:span></text:span><text:span text:style-name="Source_20_Text"><text:span text:style-name="T17">"viewport"</text:span></text:span><text:span text:style-name="Source_20_Text"><text:span text:style-name="T16"> </text:span></text:span><text:span text:style-name="Source_20_Text"><text:span text:style-name="T14">content</text:span></text:span><text:span text:style-name="Source_20_Text"><text:span text:style-name="T13">=</text:span></text:span><text:span text:style-name="Source_20_Text"><text:span text:style-name="T17">"width=device-width, initial-scale=1.0"</text:span></text:span><text:span text:style-name="Source_20_Text"><text:span text:style-name="T13">&gt;</text:span></text:span></text:p>
          <text:p text:style-name="P14"><text:span text:style-name="Source_20_Text"><text:span text:style-name="T16"><text:s text:c="4"/></text:span></text:span><text:span text:style-name="Source_20_Text"><text:span text:style-name="T13">&lt;</text:span></text:span><text:span text:style-name="Source_20_Text"><text:span text:style-name="T14">title</text:span></text:span><text:span text:style-name="Source_20_Text"><text:span text:style-name="T13">&gt;</text:span></text:span><text:span text:style-name="Source_20_Text"><text:span text:style-name="T14">Ejercicio</text:span></text:span><text:span text:style-name="Source_20_Text"><text:span text:style-name="T16"> </text:span></text:span><text:span text:style-name="Source_20_Text"><text:span text:style-name="T18">2</text:span></text:span><text:span text:style-name="Source_20_Text"><text:span text:style-name="T13">&lt;</text:span></text:span><text:span text:style-name="Source_20_Text"><text:span text:style-name="T19">/title&gt;</text:span></text:span></text:p>
          <text:p text:style-name="P14"><text:span text:style-name="Source_20_Text"><text:span text:style-name="T16"><text:s text:c="4"/></text:span></text:span><text:span text:style-name="Source_20_Text"><text:span text:style-name="T13">&lt;</text:span></text:span><text:span text:style-name="Source_20_Text"><text:span text:style-name="T14">script</text:span></text:span><text:span text:style-name="Source_20_Text"><text:span text:style-name="T16"> </text:span></text:span><text:span text:style-name="Source_20_Text"><text:span text:style-name="T14">src</text:span></text:span><text:span text:style-name="Source_20_Text"><text:span text:style-name="T13">=</text:span></text:span><text:span text:style-name="Source_20_Text"><text:span text:style-name="T17">"https://code.jquery.com/jquery-3.6.4.min.js"</text:span></text:span><text:span text:style-name="Source_20_Text"><text:span text:style-name="T13">&gt;&lt;</text:span></text:span><text:span text:style-name="Source_20_Text"><text:span text:style-name="T19">/script&gt;</text:span></text:span></text:p>
          <text:p text:style-name="P14"><text:span text:style-name="Source_20_Text"><text:span text:style-name="T13">&lt;</text:span></text:span><text:span text:style-name="Source_20_Text"><text:span text:style-name="T19">/head&gt;</text:span></text:span></text:p>
          <text:p text:style-name="P14"><text:span text:style-name="Source_20_Text"><text:span text:style-name="T13">&lt;</text:span></text:span><text:span text:style-name="Source_20_Text"><text:span text:style-name="T14">body</text:span></text:span><text:span text:style-name="Source_20_Text"><text:span text:style-name="T13">&gt;</text:span></text:span></text:p>
          <text:p text:style-name="P14"><text:span text:style-name="Source_20_Text"><text:span text:style-name="T16"><text:s text:c="4"/></text:span></text:span><text:span text:style-name="Source_20_Text"><text:span text:style-name="T13">&lt;</text:span></text:span><text:span text:style-name="Source_20_Text"><text:span text:style-name="T14">div</text:span></text:span><text:span text:style-name="Source_20_Text"><text:span text:style-name="T16"> </text:span></text:span><text:span text:style-name="Source_20_Text"><text:span text:style-name="T20">class</text:span></text:span><text:span text:style-name="Source_20_Text"><text:span text:style-name="T13">=</text:span></text:span><text:span text:style-name="Source_20_Text"><text:span text:style-name="T17">"contenedor"</text:span></text:span><text:span text:style-name="Source_20_Text"><text:span text:style-name="T13">&gt;</text:span></text:span></text:p>
          <text:p text:style-name="P14"><text:span text:style-name="Source_20_Text"><text:span text:style-name="T16"><text:s text:c="8"/></text:span></text:span><text:span text:style-name="Source_20_Text"><text:span text:style-name="T13">&lt;</text:span></text:span><text:span text:style-name="Source_20_Text"><text:span text:style-name="T14">p</text:span></text:span><text:span text:style-name="Source_20_Text"><text:span text:style-name="T13">&gt;</text:span></text:span><text:span text:style-name="Source_20_Text"><text:span text:style-name="T14">Soy</text:span></text:span><text:span text:style-name="Source_20_Text"><text:span text:style-name="T16"> </text:span></text:span><text:span text:style-name="Source_20_Text"><text:span text:style-name="T14">un</text:span></text:span><text:span text:style-name="Source_20_Text"><text:span text:style-name="T16"> </text:span></text:span><text:span text:style-name="Source_20_Text"><text:span text:style-name="T14">hijo</text:span></text:span><text:span text:style-name="Source_20_Text"><text:span text:style-name="T16"> </text:span></text:span><text:span text:style-name="Source_20_Text"><text:span text:style-name="T14">directo</text:span></text:span><text:span text:style-name="Source_20_Text"><text:span text:style-name="T13">&lt;</text:span></text:span><text:span text:style-name="Source_20_Text"><text:span text:style-name="T19">/p&gt;</text:span></text:span></text:p>
          <text:p text:style-name="P14"><text:span text:style-name="Source_20_Text"><text:span text:style-name="T16"><text:s text:c="8"/></text:span></text:span><text:span text:style-name="Source_20_Text"><text:span text:style-name="T13">&lt;</text:span></text:span><text:span text:style-name="Source_20_Text"><text:span text:style-name="T14">div</text:span></text:span><text:span text:style-name="Source_20_Text"><text:span text:style-name="T13">&gt;</text:span></text:span></text:p>
          <text:p text:style-name="P14"><text:span text:style-name="Source_20_Text"><text:span text:style-name="T16"><text:s text:c="12"/></text:span></text:span><text:span text:style-name="Source_20_Text"><text:span text:style-name="T13">&lt;</text:span></text:span><text:span text:style-name="Source_20_Text"><text:span text:style-name="T14">p</text:span></text:span><text:span text:style-name="Source_20_Text"><text:span text:style-name="T13">&gt;</text:span></text:span><text:span text:style-name="Source_20_Text"><text:span text:style-name="T14">Soy</text:span></text:span><text:span text:style-name="Source_20_Text"><text:span text:style-name="T16"> </text:span></text:span><text:span text:style-name="Source_20_Text"><text:span text:style-name="T14">un</text:span></text:span><text:span text:style-name="Source_20_Text"><text:span text:style-name="T16"> </text:span></text:span><text:span text:style-name="Source_20_Text"><text:span text:style-name="T14">hijo</text:span></text:span><text:span text:style-name="Source_20_Text"><text:span text:style-name="T16"> </text:span></text:span><text:span text:style-name="Source_20_Text"><text:span text:style-name="T14">indirecto</text:span></text:span><text:span text:style-name="Source_20_Text"><text:span text:style-name="T13">&lt;</text:span></text:span><text:span text:style-name="Source_20_Text"><text:span text:style-name="T19">/p&gt;</text:span></text:span></text:p>
          <text:p text:style-name="P14"><text:span text:style-name="Source_20_Text"><text:span text:style-name="T16"><text:s text:c="8"/></text:span></text:span><text:span text:style-name="Source_20_Text"><text:span text:style-name="T13">&lt;</text:span></text:span><text:span text:style-name="Source_20_Text"><text:span text:style-name="T19">/div&gt;</text:span></text:span></text:p>
          <text:p text:style-name="P14"><text:span text:style-name="Source_20_Text"><text:span text:style-name="T16"><text:s text:c="4"/></text:span></text:span><text:span text:style-name="Source_20_Text"><text:span text:style-name="T13">&lt;</text:span></text:span><text:span text:style-name="Source_20_Text"><text:span text:style-name="T19">/div&gt;</text:span></text:span></text:p>
          <text:p text:style-name="P14"><text:span text:style-name="Source_20_Text"><text:span text:style-name="T16"><text:s text:c="4"/></text:span></text:span><text:span text:style-name="Source_20_Text"><text:span text:style-name="T13">&lt;</text:span></text:span><text:span text:style-name="Source_20_Text"><text:span text:style-name="T14">button</text:span></text:span><text:span text:style-name="Source_20_Text"><text:span text:style-name="T16"> </text:span></text:span><text:span text:style-name="Source_20_Text"><text:span text:style-name="T14">id</text:span></text:span><text:span text:style-name="Source_20_Text"><text:span text:style-name="T13">=</text:span></text:span><text:span text:style-name="Source_20_Text"><text:span text:style-name="T17">"resaltarHijos"</text:span></text:span><text:span text:style-name="Source_20_Text"><text:span text:style-name="T13">&gt;</text:span></text:span><text:span text:style-name="Source_20_Text"><text:span text:style-name="T14">Resaltar</text:span></text:span><text:span text:style-name="Source_20_Text"><text:span text:style-name="T16"> </text:span></text:span><text:span text:style-name="Source_20_Text"><text:span text:style-name="T14">Hijos</text:span></text:span><text:span text:style-name="Source_20_Text"><text:span text:style-name="T16"> </text:span></text:span><text:span text:style-name="Source_20_Text"><text:span text:style-name="T14">Directos</text:span></text:span><text:span text:style-name="Source_20_Text"><text:span text:style-name="T13">&lt;</text:span></text:span><text:span text:style-name="Source_20_Text"><text:span text:style-name="T19">/button&gt;</text:span></text:span></text:p>
          <text:p text:style-name="P14"><text:span text:style-name="Source_20_Text"><text:span text:style-name="T16"><text:s text:c="4"/></text:span></text:span><text:span text:style-name="Source_20_Text"><text:span text:style-name="T13">&lt;</text:span></text:span><text:span text:style-name="Source_20_Text"><text:span text:style-name="T14">script</text:span></text:span><text:span text:style-name="Source_20_Text"><text:span text:style-name="T13">&gt;</text:span></text:span></text:p>
          <text:p text:style-name="P14"><text:span text:style-name="Source_20_Text"><text:span text:style-name="T16"><text:s text:c="8"/></text:span></text:span><text:span text:style-name="Source_20_Text"><text:span text:style-name="T21">// Escribe aquí tu código jQuery</text:span></text:span></text:p>
          <text:p text:style-name="P14"><text:span text:style-name="Source_20_Text"><text:span text:style-name="T16"><text:s text:c="4"/></text:span></text:span><text:span text:style-name="Source_20_Text"><text:span text:style-name="T13">&lt;</text:span></text:span><text:span text:style-name="Source_20_Text"><text:span text:style-name="T19">/script&gt;</text:span></text:span></text:p>
          <text:p text:style-name="P14"><text:span text:style-name="Source_20_Text"><text:span text:style-name="T13">&lt;</text:span></text:span><text:span text:style-name="Source_20_Text"><text:span text:style-name="T19">/body&gt;</text:span></text:span></text:p>
          <text:p text:style-name="P15"><text:span text:style-name="Source_20_Text"><text:span text:style-name="T13">&lt;</text:span></text:span><text:span text:style-name="Source_20_Text"><text:span text:style-name="T19">/html&gt;</text:span></text:span></text:p>
        </text:list-item>
      </text:list>
      <text:h text:style-name="Heading_20_3" text:outline-level="3"><text:span text:style-name="Strong_20_Emphasis"><text:span text:style-name="T2"/></text:span></text:h>
      <text:h text:style-name="Heading_20_3" text:outline-level="3"><text:span text:style-name="Strong_20_Emphasis"><text:span text:style-name="T2">Objetivo de aprendizaje</text:span></text:span></text:h>
      <text:list xml:id="list1493130528" text:style-name="L9">
        <text:list-item>
          <text:p text:style-name="P47"><text:span text:style-name="Strong_20_Emphasis"><text:span text:style-name="T2">Ejercicio </text:span></text:span><text:span text:style-name="Strong_20_Emphasis"><text:span text:style-name="T6">5</text:span></text:span><text:span text:style-name="T2">: Practicar cómo buscar elementos dentro de otros (</text:span><text:span text:style-name="Source_20_Text"><text:span text:style-name="T2">$('selector padre selector hijo')</text:span></text:span><text:span text:style-name="T2">) y manipular los encontrados. </text:span></text:p>
        </text:list-item>
        <text:list-item>
          <text:p text:style-name="P46"><text:span text:style-name="Strong_20_Emphasis"><text:span text:style-name="T2">Ejercicio </text:span></text:span><text:span text:style-name="Strong_20_Emphasis"><text:span text:style-name="T6">6</text:span></text:span><text:span text:style-name="T2">: Aprender a usar la selección de hijos directos (</text:span><text:span text:style-name="Source_20_Text"><text:span text:style-name="T2">$('selector padre &gt; selector hijo')</text:span></text:span><text:span text:style-name="T2">) para aplicar cambios únicamente a los elementos deseados. </text:span></text:p>
        </text:list-item>
      </text:list>
      <text:p text:style-name="P27"/>
      <text:p text:style-name="P27"/>
      <text:p text:style-name="P27">Aquí tienes dos ejercicios prácticos para que tus alumnos trabajen con la selección de elementos por posición en jQuery:</text:p>
      <text:h text:style-name="Heading_20_3" text:outline-level="3"><text:soft-page-break/><text:span text:style-name="Strong_20_Emphasis"><text:span text:style-name="T2">Ejercicio </text:span></text:span><text:span text:style-name="Strong_20_Emphasis"><text:span text:style-name="T7">7</text:span></text:span><text:span text:style-name="Strong_20_Emphasis"><text:span text:style-name="T2">: Resaltar el primer y último elemento</text:span></text:span></text:h>
      <text:list xml:id="list1619299042" text:style-name="L10">
        <text:list-item>
          <text:p text:style-name="P48"><text:span text:style-name="Strong_20_Emphasis"><text:span text:style-name="T2">Instrucciones</text:span></text:span><text:span text:style-name="T2">:</text:span></text:p>
          <text:list>
            <text:list-item>
              <text:p text:style-name="P34">Crea un archivo HTML con los siguientes elementos: </text:p>
              <text:list>
                <text:list-item>
                  <text:p text:style-name="P49"><text:span text:style-name="T2">Una lista desordenada </text:span><text:span text:style-name="Source_20_Text"><text:span text:style-name="T2">&lt;ul&gt;</text:span></text:span><text:span text:style-name="T2"> con 6 elementos </text:span><text:span text:style-name="Source_20_Text"><text:span text:style-name="T2">&lt;li&gt;</text:span></text:span><text:span text:style-name="T2">. </text:span></text:p>
                </text:list-item>
                <text:list-item>
                  <text:p text:style-name="P49"><text:span text:style-name="T2">Un botón con el ID </text:span><text:span text:style-name="Source_20_Text"><text:span text:style-name="T2">resaltarPrimeroUltimo</text:span></text:span><text:span text:style-name="T2">. </text:span></text:p>
                </text:list-item>
              </text:list>
            </text:list-item>
            <text:list-item>
              <text:p text:style-name="P34">Escribe un script en jQuery para que: </text:p>
              <text:list>
                <text:list-item>
                  <text:p text:style-name="P34">Al hacer clic en el botón, el primer elemento de la lista se resalte con un fondo amarillo. </text:p>
                </text:list-item>
                <text:list-item>
                  <text:p text:style-name="P34">El último elemento de la lista se resalte con un fondo rojo. </text:p>
                </text:list-item>
              </text:list>
            </text:list-item>
          </text:list>
        </text:list-item>
        <text:list-item>
          <text:p text:style-name="P48"><text:span text:style-name="Strong_20_Emphasis"><text:span text:style-name="T2">Código base (HTML)</text:span></text:span><text:span text:style-name="T2">:</text:span></text:p>
          <text:p text:style-name="P16"><text:span text:style-name="Source_20_Text"><text:span text:style-name="T13">&lt;!</text:span></text:span><text:span text:style-name="Source_20_Text"><text:span text:style-name="T14">DOCTYPE</text:span></text:span><text:span text:style-name="Source_20_Text"><text:span text:style-name="T16"> </text:span></text:span><text:span text:style-name="Source_20_Text"><text:span text:style-name="T14">html</text:span></text:span><text:span text:style-name="Source_20_Text"><text:span text:style-name="T13">&gt;</text:span></text:span></text:p>
          <text:p text:style-name="P16"><text:span text:style-name="Source_20_Text"><text:span text:style-name="T13">&lt;</text:span></text:span><text:span text:style-name="Source_20_Text"><text:span text:style-name="T14">html</text:span></text:span><text:span text:style-name="Source_20_Text"><text:span text:style-name="T16"> </text:span></text:span><text:span text:style-name="Source_20_Text"><text:span text:style-name="T14">lang</text:span></text:span><text:span text:style-name="Source_20_Text"><text:span text:style-name="T13">=</text:span></text:span><text:span text:style-name="Source_20_Text"><text:span text:style-name="T17">"en"</text:span></text:span><text:span text:style-name="Source_20_Text"><text:span text:style-name="T13">&gt;</text:span></text:span></text:p>
          <text:p text:style-name="P16"><text:span text:style-name="Source_20_Text"><text:span text:style-name="T13">&lt;</text:span></text:span><text:span text:style-name="Source_20_Text"><text:span text:style-name="T14">head</text:span></text:span><text:span text:style-name="Source_20_Text"><text:span text:style-name="T13">&gt;</text:span></text:span></text:p>
          <text:p text:style-name="P16"><text:span text:style-name="Source_20_Text"><text:span text:style-name="T16"><text:s text:c="4"/></text:span></text:span><text:span text:style-name="Source_20_Text"><text:span text:style-name="T13">&lt;</text:span></text:span><text:span text:style-name="Source_20_Text"><text:span text:style-name="T14">meta</text:span></text:span><text:span text:style-name="Source_20_Text"><text:span text:style-name="T16"> </text:span></text:span><text:span text:style-name="Source_20_Text"><text:span text:style-name="T14">charset</text:span></text:span><text:span text:style-name="Source_20_Text"><text:span text:style-name="T13">=</text:span></text:span><text:span text:style-name="Source_20_Text"><text:span text:style-name="T17">"UTF-8"</text:span></text:span><text:span text:style-name="Source_20_Text"><text:span text:style-name="T13">&gt;</text:span></text:span></text:p>
          <text:p text:style-name="P16"><text:span text:style-name="Source_20_Text"><text:span text:style-name="T16"><text:s text:c="4"/></text:span></text:span><text:span text:style-name="Source_20_Text"><text:span text:style-name="T13">&lt;</text:span></text:span><text:span text:style-name="Source_20_Text"><text:span text:style-name="T14">meta</text:span></text:span><text:span text:style-name="Source_20_Text"><text:span text:style-name="T16"> </text:span></text:span><text:span text:style-name="Source_20_Text"><text:span text:style-name="T14">name</text:span></text:span><text:span text:style-name="Source_20_Text"><text:span text:style-name="T13">=</text:span></text:span><text:span text:style-name="Source_20_Text"><text:span text:style-name="T17">"viewport"</text:span></text:span><text:span text:style-name="Source_20_Text"><text:span text:style-name="T16"> </text:span></text:span><text:span text:style-name="Source_20_Text"><text:span text:style-name="T14">content</text:span></text:span><text:span text:style-name="Source_20_Text"><text:span text:style-name="T13">=</text:span></text:span><text:span text:style-name="Source_20_Text"><text:span text:style-name="T17">"width=device-width, initial-scale=1.0"</text:span></text:span><text:span text:style-name="Source_20_Text"><text:span text:style-name="T13">&gt;</text:span></text:span></text:p>
          <text:p text:style-name="P16"><text:span text:style-name="Source_20_Text"><text:span text:style-name="T16"><text:s text:c="4"/></text:span></text:span><text:span text:style-name="Source_20_Text"><text:span text:style-name="T13">&lt;</text:span></text:span><text:span text:style-name="Source_20_Text"><text:span text:style-name="T14">title</text:span></text:span><text:span text:style-name="Source_20_Text"><text:span text:style-name="T13">&gt;</text:span></text:span><text:span text:style-name="Source_20_Text"><text:span text:style-name="T14">Ejercicio</text:span></text:span><text:span text:style-name="Source_20_Text"><text:span text:style-name="T16"> </text:span></text:span><text:span text:style-name="Source_20_Text"><text:span text:style-name="T18">1</text:span></text:span><text:span text:style-name="Source_20_Text"><text:span text:style-name="T13">&lt;</text:span></text:span><text:span text:style-name="Source_20_Text"><text:span text:style-name="T19">/title&gt;</text:span></text:span></text:p>
          <text:p text:style-name="P16"><text:span text:style-name="Source_20_Text"><text:span text:style-name="T16"><text:s text:c="4"/></text:span></text:span><text:span text:style-name="Source_20_Text"><text:span text:style-name="T13">&lt;</text:span></text:span><text:span text:style-name="Source_20_Text"><text:span text:style-name="T14">script</text:span></text:span><text:span text:style-name="Source_20_Text"><text:span text:style-name="T16"> </text:span></text:span><text:span text:style-name="Source_20_Text"><text:span text:style-name="T14">src</text:span></text:span><text:span text:style-name="Source_20_Text"><text:span text:style-name="T13">=</text:span></text:span><text:span text:style-name="Source_20_Text"><text:span text:style-name="T17">"https://code.jquery.com/jquery-3.6.4.min.js"</text:span></text:span><text:span text:style-name="Source_20_Text"><text:span text:style-name="T13">&gt;&lt;</text:span></text:span><text:span text:style-name="Source_20_Text"><text:span text:style-name="T19">/script&gt;</text:span></text:span></text:p>
          <text:p text:style-name="P16"><text:span text:style-name="Source_20_Text"><text:span text:style-name="T13">&lt;</text:span></text:span><text:span text:style-name="Source_20_Text"><text:span text:style-name="T19">/head&gt;</text:span></text:span></text:p>
          <text:p text:style-name="P16"><text:span text:style-name="Source_20_Text"><text:span text:style-name="T13">&lt;</text:span></text:span><text:span text:style-name="Source_20_Text"><text:span text:style-name="T14">body</text:span></text:span><text:span text:style-name="Source_20_Text"><text:span text:style-name="T13">&gt;</text:span></text:span></text:p>
          <text:p text:style-name="P16"><text:span text:style-name="Source_20_Text"><text:span text:style-name="T16"><text:s text:c="4"/></text:span></text:span><text:span text:style-name="Source_20_Text"><text:span text:style-name="T13">&lt;</text:span></text:span><text:span text:style-name="Source_20_Text"><text:span text:style-name="T14">ul</text:span></text:span><text:span text:style-name="Source_20_Text"><text:span text:style-name="T13">&gt;</text:span></text:span></text:p>
          <text:p text:style-name="P16"><text:span text:style-name="Source_20_Text"><text:span text:style-name="T16"><text:s text:c="8"/></text:span></text:span><text:span text:style-name="Source_20_Text"><text:span text:style-name="T13">&lt;</text:span></text:span><text:span text:style-name="Source_20_Text"><text:span text:style-name="T14">li</text:span></text:span><text:span text:style-name="Source_20_Text"><text:span text:style-name="T13">&gt;</text:span></text:span><text:span text:style-name="Source_20_Text"><text:span text:style-name="T14">Elemento</text:span></text:span><text:span text:style-name="Source_20_Text"><text:span text:style-name="T16"> </text:span></text:span><text:span text:style-name="Source_20_Text"><text:span text:style-name="T18">1</text:span></text:span><text:span text:style-name="Source_20_Text"><text:span text:style-name="T13">&lt;</text:span></text:span><text:span text:style-name="Source_20_Text"><text:span text:style-name="T19">/li&gt;</text:span></text:span></text:p>
          <text:p text:style-name="P16"><text:span text:style-name="Source_20_Text"><text:span text:style-name="T16"><text:s text:c="8"/></text:span></text:span><text:span text:style-name="Source_20_Text"><text:span text:style-name="T13">&lt;</text:span></text:span><text:span text:style-name="Source_20_Text"><text:span text:style-name="T14">li</text:span></text:span><text:span text:style-name="Source_20_Text"><text:span text:style-name="T13">&gt;</text:span></text:span><text:span text:style-name="Source_20_Text"><text:span text:style-name="T14">Elemento</text:span></text:span><text:span text:style-name="Source_20_Text"><text:span text:style-name="T16"> </text:span></text:span><text:span text:style-name="Source_20_Text"><text:span text:style-name="T18">2</text:span></text:span><text:span text:style-name="Source_20_Text"><text:span text:style-name="T13">&lt;</text:span></text:span><text:span text:style-name="Source_20_Text"><text:span text:style-name="T19">/li&gt;</text:span></text:span></text:p>
          <text:p text:style-name="P16"><text:span text:style-name="Source_20_Text"><text:span text:style-name="T16"><text:s text:c="8"/></text:span></text:span><text:span text:style-name="Source_20_Text"><text:span text:style-name="T13">&lt;</text:span></text:span><text:span text:style-name="Source_20_Text"><text:span text:style-name="T14">li</text:span></text:span><text:span text:style-name="Source_20_Text"><text:span text:style-name="T13">&gt;</text:span></text:span><text:span text:style-name="Source_20_Text"><text:span text:style-name="T14">Elemento</text:span></text:span><text:span text:style-name="Source_20_Text"><text:span text:style-name="T16"> </text:span></text:span><text:span text:style-name="Source_20_Text"><text:span text:style-name="T18">3</text:span></text:span><text:span text:style-name="Source_20_Text"><text:span text:style-name="T13">&lt;</text:span></text:span><text:span text:style-name="Source_20_Text"><text:span text:style-name="T19">/li&gt;</text:span></text:span></text:p>
          <text:p text:style-name="P16"><text:span text:style-name="Source_20_Text"><text:span text:style-name="T16"><text:s text:c="8"/></text:span></text:span><text:span text:style-name="Source_20_Text"><text:span text:style-name="T13">&lt;</text:span></text:span><text:span text:style-name="Source_20_Text"><text:span text:style-name="T14">li</text:span></text:span><text:span text:style-name="Source_20_Text"><text:span text:style-name="T13">&gt;</text:span></text:span><text:span text:style-name="Source_20_Text"><text:span text:style-name="T14">Elemento</text:span></text:span><text:span text:style-name="Source_20_Text"><text:span text:style-name="T16"> </text:span></text:span><text:span text:style-name="Source_20_Text"><text:span text:style-name="T18">4</text:span></text:span><text:span text:style-name="Source_20_Text"><text:span text:style-name="T13">&lt;</text:span></text:span><text:span text:style-name="Source_20_Text"><text:span text:style-name="T19">/li&gt;</text:span></text:span></text:p>
          <text:p text:style-name="P16"><text:span text:style-name="Source_20_Text"><text:span text:style-name="T16"><text:s text:c="8"/></text:span></text:span><text:span text:style-name="Source_20_Text"><text:span text:style-name="T13">&lt;</text:span></text:span><text:span text:style-name="Source_20_Text"><text:span text:style-name="T14">li</text:span></text:span><text:span text:style-name="Source_20_Text"><text:span text:style-name="T13">&gt;</text:span></text:span><text:span text:style-name="Source_20_Text"><text:span text:style-name="T14">Elemento</text:span></text:span><text:span text:style-name="Source_20_Text"><text:span text:style-name="T16"> </text:span></text:span><text:span text:style-name="Source_20_Text"><text:span text:style-name="T18">5</text:span></text:span><text:span text:style-name="Source_20_Text"><text:span text:style-name="T13">&lt;</text:span></text:span><text:span text:style-name="Source_20_Text"><text:span text:style-name="T19">/li&gt;</text:span></text:span></text:p>
          <text:p text:style-name="P16"><text:span text:style-name="Source_20_Text"><text:span text:style-name="T16"><text:s text:c="8"/></text:span></text:span><text:span text:style-name="Source_20_Text"><text:span text:style-name="T13">&lt;</text:span></text:span><text:span text:style-name="Source_20_Text"><text:span text:style-name="T14">li</text:span></text:span><text:span text:style-name="Source_20_Text"><text:span text:style-name="T13">&gt;</text:span></text:span><text:span text:style-name="Source_20_Text"><text:span text:style-name="T14">Elemento</text:span></text:span><text:span text:style-name="Source_20_Text"><text:span text:style-name="T16"> </text:span></text:span><text:span text:style-name="Source_20_Text"><text:span text:style-name="T18">6</text:span></text:span><text:span text:style-name="Source_20_Text"><text:span text:style-name="T13">&lt;</text:span></text:span><text:span text:style-name="Source_20_Text"><text:span text:style-name="T19">/li&gt;</text:span></text:span></text:p>
          <text:p text:style-name="P16"><text:span text:style-name="Source_20_Text"><text:span text:style-name="T16"><text:s text:c="4"/></text:span></text:span><text:span text:style-name="Source_20_Text"><text:span text:style-name="T13">&lt;</text:span></text:span><text:span text:style-name="Source_20_Text"><text:span text:style-name="T19">/ul&gt;</text:span></text:span></text:p>
          <text:p text:style-name="P16"><text:span text:style-name="Source_20_Text"><text:span text:style-name="T16"><text:s text:c="4"/></text:span></text:span><text:span text:style-name="Source_20_Text"><text:span text:style-name="T13">&lt;</text:span></text:span><text:span text:style-name="Source_20_Text"><text:span text:style-name="T14">button</text:span></text:span><text:span text:style-name="Source_20_Text"><text:span text:style-name="T16"> </text:span></text:span><text:span text:style-name="Source_20_Text"><text:span text:style-name="T14">id</text:span></text:span><text:span text:style-name="Source_20_Text"><text:span text:style-name="T13">=</text:span></text:span><text:span text:style-name="Source_20_Text"><text:span text:style-name="T17">"resaltarPrimeroUltimo"</text:span></text:span><text:span text:style-name="Source_20_Text"><text:span text:style-name="T13">&gt;</text:span></text:span><text:span text:style-name="Source_20_Text"><text:span text:style-name="T14">Resaltar</text:span></text:span><text:span text:style-name="Source_20_Text"><text:span text:style-name="T16"> </text:span></text:span><text:span text:style-name="Source_20_Text"><text:span text:style-name="T14">Primero</text:span></text:span><text:span text:style-name="Source_20_Text"><text:span text:style-name="T16"> </text:span></text:span><text:span text:style-name="Source_20_Text"><text:span text:style-name="T14">y</text:span></text:span><text:span text:style-name="Source_20_Text"><text:span text:style-name="T16"> </text:span></text:span><text:span text:style-name="Source_20_Text"><text:span text:style-name="T14">Último</text:span></text:span><text:span text:style-name="Source_20_Text"><text:span text:style-name="T13">&lt;</text:span></text:span><text:span text:style-name="Source_20_Text"><text:span text:style-name="T19">/button&gt;</text:span></text:span></text:p>
          <text:p text:style-name="P16"><text:span text:style-name="Source_20_Text"><text:span text:style-name="T16"><text:s text:c="4"/></text:span></text:span><text:span text:style-name="Source_20_Text"><text:span text:style-name="T13">&lt;</text:span></text:span><text:span text:style-name="Source_20_Text"><text:span text:style-name="T14">script</text:span></text:span><text:span text:style-name="Source_20_Text"><text:span text:style-name="T13">&gt;</text:span></text:span></text:p>
          <text:p text:style-name="P16"><text:span text:style-name="Source_20_Text"><text:span text:style-name="T16"><text:s text:c="8"/></text:span></text:span><text:span text:style-name="Source_20_Text"><text:span text:style-name="T21">// Escribe aquí tu código jQuery</text:span></text:span></text:p>
          <text:p text:style-name="P16"><text:span text:style-name="Source_20_Text"><text:span text:style-name="T16"><text:s text:c="4"/></text:span></text:span><text:span text:style-name="Source_20_Text"><text:span text:style-name="T13">&lt;</text:span></text:span><text:span text:style-name="Source_20_Text"><text:span text:style-name="T19">/script&gt;</text:span></text:span></text:p>
          <text:p text:style-name="P16"><text:span text:style-name="Source_20_Text"><text:span text:style-name="T13">&lt;</text:span></text:span><text:span text:style-name="Source_20_Text"><text:span text:style-name="T19">/body&gt;</text:span></text:span></text:p>
          <text:p text:style-name="P17"><text:span text:style-name="Source_20_Text"><text:span text:style-name="T13">&lt;</text:span></text:span><text:span text:style-name="Source_20_Text"><text:span text:style-name="T19">/html&gt;</text:span></text:span></text:p>
        </text:list-item>
      </text:list>
      <text:h text:style-name="Heading_20_3" text:outline-level="3"><text:span text:style-name="Strong_20_Emphasis"><text:span text:style-name="T2"/></text:span></text:h>
      <text:h text:style-name="Heading_20_3" text:outline-level="3"><text:span text:style-name="Strong_20_Emphasis"><text:span text:style-name="T2">Ejercicio </text:span></text:span><text:span text:style-name="Strong_20_Emphasis"><text:span text:style-name="T7">8</text:span></text:span><text:span text:style-name="Strong_20_Emphasis"><text:span text:style-name="T2">: Resaltar elementos pares e impares</text:span></text:span></text:h>
      <text:list xml:id="list2461666760" text:style-name="L11">
        <text:list-item>
          <text:p text:style-name="P50"><text:span text:style-name="Strong_20_Emphasis"><text:span text:style-name="T2">Instrucciones</text:span></text:span><text:span text:style-name="T2">:</text:span></text:p>
          <text:list>
            <text:list-item>
              <text:p text:style-name="P35">Crea un archivo HTML con los siguientes elementos: </text:p>
              <text:list>
                <text:list-item>
                  <text:p text:style-name="P51"><text:span text:style-name="T2">Una tabla </text:span><text:span text:style-name="Source_20_Text"><text:span text:style-name="T2">&lt;table&gt;</text:span></text:span><text:span text:style-name="T2"> con 5 filas </text:span><text:span text:style-name="Source_20_Text"><text:span text:style-name="T2">&lt;tr&gt;</text:span></text:span><text:span text:style-name="T2">, cada una con un solo </text:span><text:span text:style-name="Source_20_Text"><text:span text:style-name="T2">&lt;td&gt;</text:span></text:span><text:span text:style-name="T2"> que contiene texto. </text:span></text:p>
                </text:list-item>
                <text:list-item>
                  <text:p text:style-name="P35">Dos botones: </text:p>
                  <text:list>
                    <text:list-item>
                      <text:p text:style-name="P51"><text:span text:style-name="T2">Uno con el ID </text:span><text:span text:style-name="Source_20_Text"><text:span text:style-name="T2">resaltarPares</text:span></text:span><text:span text:style-name="T2"> para resaltar las filas en posiciones pares. </text:span></text:p>
                    </text:list-item>
                    <text:list-item>
                      <text:p text:style-name="P51"><text:soft-page-break/><text:span text:style-name="T2">Otro con el ID </text:span><text:span text:style-name="Source_20_Text"><text:span text:style-name="T2">resaltarImpares</text:span></text:span><text:span text:style-name="T2"> para resaltar las filas en posiciones impares. </text:span></text:p>
                    </text:list-item>
                  </text:list>
                </text:list-item>
              </text:list>
            </text:list-item>
            <text:list-item>
              <text:p text:style-name="P35">Escribe un script en jQuery para que: </text:p>
              <text:list>
                <text:list-item>
                  <text:p text:style-name="P51"><text:span text:style-name="T2">Al hacer clic en el botón </text:span><text:span text:style-name="Source_20_Text"><text:span text:style-name="T2">resaltarPares</text:span></text:span><text:span text:style-name="T2">, las filas en posiciones pares tengan un fondo azul. </text:span></text:p>
                </text:list-item>
                <text:list-item>
                  <text:p text:style-name="P51"><text:span text:style-name="T2">Al hacer clic en el botón </text:span><text:span text:style-name="Source_20_Text"><text:span text:style-name="T2">resaltarImpares</text:span></text:span><text:span text:style-name="T2">, las filas en posiciones impares tengan un fondo verde. </text:span></text:p>
                </text:list-item>
              </text:list>
            </text:list-item>
          </text:list>
        </text:list-item>
        <text:list-item>
          <text:p text:style-name="P50"><text:span text:style-name="Strong_20_Emphasis"><text:span text:style-name="T2">Código base (HTML)</text:span></text:span><text:span text:style-name="T2">:</text:span></text:p>
          <text:p text:style-name="P18"><text:span text:style-name="Source_20_Text"><text:span text:style-name="T13">&lt;!</text:span></text:span><text:span text:style-name="Source_20_Text"><text:span text:style-name="T14">DOCTYPE</text:span></text:span><text:span text:style-name="Source_20_Text"><text:span text:style-name="T16"> </text:span></text:span><text:span text:style-name="Source_20_Text"><text:span text:style-name="T14">html</text:span></text:span><text:span text:style-name="Source_20_Text"><text:span text:style-name="T13">&gt;</text:span></text:span></text:p>
          <text:p text:style-name="P18"><text:span text:style-name="Source_20_Text"><text:span text:style-name="T13">&lt;</text:span></text:span><text:span text:style-name="Source_20_Text"><text:span text:style-name="T14">html</text:span></text:span><text:span text:style-name="Source_20_Text"><text:span text:style-name="T16"> </text:span></text:span><text:span text:style-name="Source_20_Text"><text:span text:style-name="T14">lang</text:span></text:span><text:span text:style-name="Source_20_Text"><text:span text:style-name="T13">=</text:span></text:span><text:span text:style-name="Source_20_Text"><text:span text:style-name="T17">"en"</text:span></text:span><text:span text:style-name="Source_20_Text"><text:span text:style-name="T13">&gt;</text:span></text:span></text:p>
          <text:p text:style-name="P18"><text:span text:style-name="Source_20_Text"><text:span text:style-name="T13">&lt;</text:span></text:span><text:span text:style-name="Source_20_Text"><text:span text:style-name="T14">head</text:span></text:span><text:span text:style-name="Source_20_Text"><text:span text:style-name="T13">&gt;</text:span></text:span></text:p>
          <text:p text:style-name="P18"><text:span text:style-name="Source_20_Text"><text:span text:style-name="T16"><text:s text:c="4"/></text:span></text:span><text:span text:style-name="Source_20_Text"><text:span text:style-name="T13">&lt;</text:span></text:span><text:span text:style-name="Source_20_Text"><text:span text:style-name="T14">meta</text:span></text:span><text:span text:style-name="Source_20_Text"><text:span text:style-name="T16"> </text:span></text:span><text:span text:style-name="Source_20_Text"><text:span text:style-name="T14">charset</text:span></text:span><text:span text:style-name="Source_20_Text"><text:span text:style-name="T13">=</text:span></text:span><text:span text:style-name="Source_20_Text"><text:span text:style-name="T17">"UTF-8"</text:span></text:span><text:span text:style-name="Source_20_Text"><text:span text:style-name="T13">&gt;</text:span></text:span></text:p>
          <text:p text:style-name="P18"><text:span text:style-name="Source_20_Text"><text:span text:style-name="T16"><text:s text:c="4"/></text:span></text:span><text:span text:style-name="Source_20_Text"><text:span text:style-name="T13">&lt;</text:span></text:span><text:span text:style-name="Source_20_Text"><text:span text:style-name="T14">meta</text:span></text:span><text:span text:style-name="Source_20_Text"><text:span text:style-name="T16"> </text:span></text:span><text:span text:style-name="Source_20_Text"><text:span text:style-name="T14">name</text:span></text:span><text:span text:style-name="Source_20_Text"><text:span text:style-name="T13">=</text:span></text:span><text:span text:style-name="Source_20_Text"><text:span text:style-name="T17">"viewport"</text:span></text:span><text:span text:style-name="Source_20_Text"><text:span text:style-name="T16"> </text:span></text:span><text:span text:style-name="Source_20_Text"><text:span text:style-name="T14">content</text:span></text:span><text:span text:style-name="Source_20_Text"><text:span text:style-name="T13">=</text:span></text:span><text:span text:style-name="Source_20_Text"><text:span text:style-name="T17">"width=device-width, initial-scale=1.0"</text:span></text:span><text:span text:style-name="Source_20_Text"><text:span text:style-name="T13">&gt;</text:span></text:span></text:p>
          <text:p text:style-name="P18"><text:span text:style-name="Source_20_Text"><text:span text:style-name="T16"><text:s text:c="4"/></text:span></text:span><text:span text:style-name="Source_20_Text"><text:span text:style-name="T13">&lt;</text:span></text:span><text:span text:style-name="Source_20_Text"><text:span text:style-name="T14">title</text:span></text:span><text:span text:style-name="Source_20_Text"><text:span text:style-name="T13">&gt;</text:span></text:span><text:span text:style-name="Source_20_Text"><text:span text:style-name="T14">Ejercicio</text:span></text:span><text:span text:style-name="Source_20_Text"><text:span text:style-name="T16"> </text:span></text:span><text:span text:style-name="Source_20_Text"><text:span text:style-name="T18">2</text:span></text:span><text:span text:style-name="Source_20_Text"><text:span text:style-name="T13">&lt;</text:span></text:span><text:span text:style-name="Source_20_Text"><text:span text:style-name="T19">/title&gt;</text:span></text:span></text:p>
          <text:p text:style-name="P18"><text:span text:style-name="Source_20_Text"><text:span text:style-name="T16"><text:s text:c="4"/></text:span></text:span><text:span text:style-name="Source_20_Text"><text:span text:style-name="T13">&lt;</text:span></text:span><text:span text:style-name="Source_20_Text"><text:span text:style-name="T14">script</text:span></text:span><text:span text:style-name="Source_20_Text"><text:span text:style-name="T16"> </text:span></text:span><text:span text:style-name="Source_20_Text"><text:span text:style-name="T14">src</text:span></text:span><text:span text:style-name="Source_20_Text"><text:span text:style-name="T13">=</text:span></text:span><text:span text:style-name="Source_20_Text"><text:span text:style-name="T17">"https://code.jquery.com/jquery-3.6.4.min.js"</text:span></text:span><text:span text:style-name="Source_20_Text"><text:span text:style-name="T13">&gt;&lt;</text:span></text:span><text:span text:style-name="Source_20_Text"><text:span text:style-name="T19">/script&gt;</text:span></text:span></text:p>
          <text:p text:style-name="P18"><text:span text:style-name="Source_20_Text"><text:span text:style-name="T13">&lt;</text:span></text:span><text:span text:style-name="Source_20_Text"><text:span text:style-name="T19">/head&gt;</text:span></text:span></text:p>
          <text:p text:style-name="P18"><text:span text:style-name="Source_20_Text"><text:span text:style-name="T13">&lt;</text:span></text:span><text:span text:style-name="Source_20_Text"><text:span text:style-name="T14">body</text:span></text:span><text:span text:style-name="Source_20_Text"><text:span text:style-name="T13">&gt;</text:span></text:span></text:p>
          <text:p text:style-name="P18"><text:span text:style-name="Source_20_Text"><text:span text:style-name="T16"><text:s text:c="4"/></text:span></text:span><text:span text:style-name="Source_20_Text"><text:span text:style-name="T13">&lt;</text:span></text:span><text:span text:style-name="Source_20_Text"><text:span text:style-name="T14">table</text:span></text:span><text:span text:style-name="Source_20_Text"><text:span text:style-name="T16"> </text:span></text:span><text:span text:style-name="Source_20_Text"><text:span text:style-name="T14">border</text:span></text:span><text:span text:style-name="Source_20_Text"><text:span text:style-name="T13">=</text:span></text:span><text:span text:style-name="Source_20_Text"><text:span text:style-name="T17">"1"</text:span></text:span><text:span text:style-name="Source_20_Text"><text:span text:style-name="T13">&gt;</text:span></text:span></text:p>
          <text:p text:style-name="P18"><text:span text:style-name="Source_20_Text"><text:span text:style-name="T16"><text:s text:c="8"/></text:span></text:span><text:span text:style-name="Source_20_Text"><text:span text:style-name="T13">&lt;</text:span></text:span><text:span text:style-name="Source_20_Text"><text:span text:style-name="T14">tr</text:span></text:span><text:span text:style-name="Source_20_Text"><text:span text:style-name="T13">&gt;&lt;</text:span></text:span><text:span text:style-name="Source_20_Text"><text:span text:style-name="T14">td</text:span></text:span><text:span text:style-name="Source_20_Text"><text:span text:style-name="T13">&gt;</text:span></text:span><text:span text:style-name="Source_20_Text"><text:span text:style-name="T14">Fila</text:span></text:span><text:span text:style-name="Source_20_Text"><text:span text:style-name="T16"> </text:span></text:span><text:span text:style-name="Source_20_Text"><text:span text:style-name="T18">1</text:span></text:span><text:span text:style-name="Source_20_Text"><text:span text:style-name="T13">&lt;</text:span></text:span><text:span text:style-name="Source_20_Text"><text:span text:style-name="T19">/td&gt;&lt;/tr&gt;</text:span></text:span></text:p>
          <text:p text:style-name="P18"><text:span text:style-name="Source_20_Text"><text:span text:style-name="T16"><text:s text:c="8"/></text:span></text:span><text:span text:style-name="Source_20_Text"><text:span text:style-name="T13">&lt;</text:span></text:span><text:span text:style-name="Source_20_Text"><text:span text:style-name="T14">tr</text:span></text:span><text:span text:style-name="Source_20_Text"><text:span text:style-name="T13">&gt;&lt;</text:span></text:span><text:span text:style-name="Source_20_Text"><text:span text:style-name="T14">td</text:span></text:span><text:span text:style-name="Source_20_Text"><text:span text:style-name="T13">&gt;</text:span></text:span><text:span text:style-name="Source_20_Text"><text:span text:style-name="T14">Fila</text:span></text:span><text:span text:style-name="Source_20_Text"><text:span text:style-name="T16"> </text:span></text:span><text:span text:style-name="Source_20_Text"><text:span text:style-name="T18">2</text:span></text:span><text:span text:style-name="Source_20_Text"><text:span text:style-name="T13">&lt;</text:span></text:span><text:span text:style-name="Source_20_Text"><text:span text:style-name="T19">/td&gt;&lt;/tr&gt;</text:span></text:span></text:p>
          <text:p text:style-name="P18"><text:span text:style-name="Source_20_Text"><text:span text:style-name="T16"><text:s text:c="8"/></text:span></text:span><text:span text:style-name="Source_20_Text"><text:span text:style-name="T13">&lt;</text:span></text:span><text:span text:style-name="Source_20_Text"><text:span text:style-name="T14">tr</text:span></text:span><text:span text:style-name="Source_20_Text"><text:span text:style-name="T13">&gt;&lt;</text:span></text:span><text:span text:style-name="Source_20_Text"><text:span text:style-name="T14">td</text:span></text:span><text:span text:style-name="Source_20_Text"><text:span text:style-name="T13">&gt;</text:span></text:span><text:span text:style-name="Source_20_Text"><text:span text:style-name="T14">Fila</text:span></text:span><text:span text:style-name="Source_20_Text"><text:span text:style-name="T16"> </text:span></text:span><text:span text:style-name="Source_20_Text"><text:span text:style-name="T18">3</text:span></text:span><text:span text:style-name="Source_20_Text"><text:span text:style-name="T13">&lt;</text:span></text:span><text:span text:style-name="Source_20_Text"><text:span text:style-name="T19">/td&gt;&lt;/tr&gt;</text:span></text:span></text:p>
          <text:p text:style-name="P18"><text:span text:style-name="Source_20_Text"><text:span text:style-name="T16"><text:s text:c="8"/></text:span></text:span><text:span text:style-name="Source_20_Text"><text:span text:style-name="T13">&lt;</text:span></text:span><text:span text:style-name="Source_20_Text"><text:span text:style-name="T14">tr</text:span></text:span><text:span text:style-name="Source_20_Text"><text:span text:style-name="T13">&gt;&lt;</text:span></text:span><text:span text:style-name="Source_20_Text"><text:span text:style-name="T14">td</text:span></text:span><text:span text:style-name="Source_20_Text"><text:span text:style-name="T13">&gt;</text:span></text:span><text:span text:style-name="Source_20_Text"><text:span text:style-name="T14">Fila</text:span></text:span><text:span text:style-name="Source_20_Text"><text:span text:style-name="T16"> </text:span></text:span><text:span text:style-name="Source_20_Text"><text:span text:style-name="T18">4</text:span></text:span><text:span text:style-name="Source_20_Text"><text:span text:style-name="T13">&lt;</text:span></text:span><text:span text:style-name="Source_20_Text"><text:span text:style-name="T19">/td&gt;&lt;/tr&gt;</text:span></text:span></text:p>
          <text:p text:style-name="P18"><text:span text:style-name="Source_20_Text"><text:span text:style-name="T16"><text:s text:c="8"/></text:span></text:span><text:span text:style-name="Source_20_Text"><text:span text:style-name="T13">&lt;</text:span></text:span><text:span text:style-name="Source_20_Text"><text:span text:style-name="T14">tr</text:span></text:span><text:span text:style-name="Source_20_Text"><text:span text:style-name="T13">&gt;&lt;</text:span></text:span><text:span text:style-name="Source_20_Text"><text:span text:style-name="T14">td</text:span></text:span><text:span text:style-name="Source_20_Text"><text:span text:style-name="T13">&gt;</text:span></text:span><text:span text:style-name="Source_20_Text"><text:span text:style-name="T14">Fila</text:span></text:span><text:span text:style-name="Source_20_Text"><text:span text:style-name="T16"> </text:span></text:span><text:span text:style-name="Source_20_Text"><text:span text:style-name="T18">5</text:span></text:span><text:span text:style-name="Source_20_Text"><text:span text:style-name="T13">&lt;</text:span></text:span><text:span text:style-name="Source_20_Text"><text:span text:style-name="T19">/td&gt;&lt;/tr&gt;</text:span></text:span></text:p>
          <text:p text:style-name="P18"><text:span text:style-name="Source_20_Text"><text:span text:style-name="T16"><text:s text:c="4"/></text:span></text:span><text:span text:style-name="Source_20_Text"><text:span text:style-name="T13">&lt;</text:span></text:span><text:span text:style-name="Source_20_Text"><text:span text:style-name="T19">/table&gt;</text:span></text:span></text:p>
          <text:p text:style-name="P18"><text:span text:style-name="Source_20_Text"><text:span text:style-name="T16"><text:s text:c="4"/></text:span></text:span><text:span text:style-name="Source_20_Text"><text:span text:style-name="T13">&lt;</text:span></text:span><text:span text:style-name="Source_20_Text"><text:span text:style-name="T14">button</text:span></text:span><text:span text:style-name="Source_20_Text"><text:span text:style-name="T16"> </text:span></text:span><text:span text:style-name="Source_20_Text"><text:span text:style-name="T14">id</text:span></text:span><text:span text:style-name="Source_20_Text"><text:span text:style-name="T13">=</text:span></text:span><text:span text:style-name="Source_20_Text"><text:span text:style-name="T17">"resaltarPares"</text:span></text:span><text:span text:style-name="Source_20_Text"><text:span text:style-name="T13">&gt;</text:span></text:span><text:span text:style-name="Source_20_Text"><text:span text:style-name="T14">Resaltar</text:span></text:span><text:span text:style-name="Source_20_Text"><text:span text:style-name="T16"> </text:span></text:span><text:span text:style-name="Source_20_Text"><text:span text:style-name="T14">Pares</text:span></text:span><text:span text:style-name="Source_20_Text"><text:span text:style-name="T13">&lt;</text:span></text:span><text:span text:style-name="Source_20_Text"><text:span text:style-name="T19">/button&gt;</text:span></text:span></text:p>
          <text:p text:style-name="P18"><text:span text:style-name="Source_20_Text"><text:span text:style-name="T16"><text:s text:c="4"/></text:span></text:span><text:span text:style-name="Source_20_Text"><text:span text:style-name="T13">&lt;</text:span></text:span><text:span text:style-name="Source_20_Text"><text:span text:style-name="T14">button</text:span></text:span><text:span text:style-name="Source_20_Text"><text:span text:style-name="T16"> </text:span></text:span><text:span text:style-name="Source_20_Text"><text:span text:style-name="T14">id</text:span></text:span><text:span text:style-name="Source_20_Text"><text:span text:style-name="T13">=</text:span></text:span><text:span text:style-name="Source_20_Text"><text:span text:style-name="T17">"resaltarImpares"</text:span></text:span><text:span text:style-name="Source_20_Text"><text:span text:style-name="T13">&gt;</text:span></text:span><text:span text:style-name="Source_20_Text"><text:span text:style-name="T14">Resaltar</text:span></text:span><text:span text:style-name="Source_20_Text"><text:span text:style-name="T16"> </text:span></text:span><text:span text:style-name="Source_20_Text"><text:span text:style-name="T14">Impares</text:span></text:span><text:span text:style-name="Source_20_Text"><text:span text:style-name="T13">&lt;</text:span></text:span><text:span text:style-name="Source_20_Text"><text:span text:style-name="T19">/button&gt;</text:span></text:span></text:p>
          <text:p text:style-name="P18"><text:span text:style-name="Source_20_Text"><text:span text:style-name="T16"><text:s text:c="4"/></text:span></text:span><text:span text:style-name="Source_20_Text"><text:span text:style-name="T13">&lt;</text:span></text:span><text:span text:style-name="Source_20_Text"><text:span text:style-name="T14">script</text:span></text:span><text:span text:style-name="Source_20_Text"><text:span text:style-name="T13">&gt;</text:span></text:span></text:p>
          <text:p text:style-name="P18"><text:span text:style-name="Source_20_Text"><text:span text:style-name="T16"><text:s text:c="8"/></text:span></text:span><text:span text:style-name="Source_20_Text"><text:span text:style-name="T21">// Escribe aquí tu código jQuery</text:span></text:span></text:p>
          <text:p text:style-name="P18"><text:span text:style-name="Source_20_Text"><text:span text:style-name="T16"><text:s text:c="4"/></text:span></text:span><text:span text:style-name="Source_20_Text"><text:span text:style-name="T13">&lt;</text:span></text:span><text:span text:style-name="Source_20_Text"><text:span text:style-name="T19">/script&gt;</text:span></text:span></text:p>
          <text:p text:style-name="P18"><text:span text:style-name="Source_20_Text"><text:span text:style-name="T13">&lt;</text:span></text:span><text:span text:style-name="Source_20_Text"><text:span text:style-name="T19">/body&gt;</text:span></text:span></text:p>
          <text:p text:style-name="P19"><text:span text:style-name="Source_20_Text"><text:span text:style-name="T13">&lt;</text:span></text:span><text:span text:style-name="Source_20_Text"><text:span text:style-name="T19">/html&gt;</text:span></text:span></text:p>
        </text:list-item>
      </text:list>
      <text:h text:style-name="Heading_20_3" text:outline-level="3"><text:span text:style-name="Strong_20_Emphasis"><text:span text:style-name="T2"/></text:span></text:h>
      <text:h text:style-name="Heading_20_3" text:outline-level="3"><text:span text:style-name="Strong_20_Emphasis"><text:span text:style-name="T2">Objetivo de aprendizaje</text:span></text:span></text:h>
      <text:list xml:id="list3333441009" text:style-name="L12">
        <text:list-item>
          <text:p text:style-name="P53"><text:span text:style-name="Strong_20_Emphasis"><text:span text:style-name="T2">Ejercicio </text:span></text:span><text:span text:style-name="Strong_20_Emphasis"><text:span text:style-name="T7">7</text:span></text:span><text:span text:style-name="T2">: Usar las funciones </text:span><text:span text:style-name="Source_20_Text"><text:span text:style-name="T2">:first</text:span></text:span><text:span text:style-name="T2"> y </text:span><text:span text:style-name="Source_20_Text"><text:span text:style-name="T2">:last</text:span></text:span><text:span text:style-name="T2"> para seleccionar el primer y último elemento de un conjunto. </text:span></text:p>
        </text:list-item>
        <text:list-item>
          <text:p text:style-name="P52"><text:span text:style-name="Strong_20_Emphasis"><text:span text:style-name="T2">Ejercicio </text:span></text:span><text:span text:style-name="Strong_20_Emphasis"><text:span text:style-name="T7">8</text:span></text:span><text:span text:style-name="T2">: Practicar con los selectores </text:span><text:span text:style-name="Source_20_Text"><text:span text:style-name="T2">:even</text:span></text:span><text:span text:style-name="T2"> y </text:span><text:span text:style-name="Source_20_Text"><text:span text:style-name="T2">:odd</text:span></text:span><text:span text:style-name="T2"> para seleccionar elementos en posiciones pares e impares. </text:span></text:p>
        </text:list-item>
      </text:list>
      <text:p text:style-name="P2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1-09T12:38:21.824000000</meta:creation-date>
    <dc:date>2025-01-09T12:56:15.059000000</dc:date>
    <meta:editing-duration>PT17M49S</meta:editing-duration>
    <meta:editing-cycles>8</meta:editing-cycles>
    <meta:generator>LibreOffice/7.2.1.2$Windows_X86_64 LibreOffice_project/87b77fad49947c1441b67c559c339af8f3517e22</meta:generator>
    <meta:document-statistic meta:table-count="0" meta:image-count="0" meta:object-count="0" meta:page-count="8" meta:paragraph-count="285" meta:word-count="1333" meta:character-count="10509" meta:non-whitespace-character-count="8717"/>
  </office:meta>
</office:document-meta>
</file>